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Geeza Pro" svg:font-family="Geeza Pro"/>
    <style:font-face style:name="Heiti TC Light" svg:font-family="Heiti TC Light"/>
    <style:font-face style:name="Hiragino Kaku Gothic ProN" svg:font-family="Hiragino Kaku Gothic ProN"/>
    <style:font-face style:name="LiHei Pro" svg:font-family="LiHei Pro"/>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P3" style:family="paragraph" style:parent-style-name="Standard">
      <style:paragraph-properties fo:margin-bottom="0.1667in"/>
      <style:text-properties style:font-name="Heiti TC Light" fo:font-size="12.0pt" fo:background-color="#e0e0e0"/>
    </style:style>
    <style:style style:name="P4"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T1" style:family="text">
      <style:text-properties fo:color="#052726"/>
    </style:style>
    <style:style style:name="T2" style:family="text">
      <style:text-properties style:font-name="Hiragino Kaku Gothic ProN"/>
    </style:style>
    <style:style style:name="T3" style:family="text">
      <style:text-properties style:font-name="Geeza Pro"/>
    </style:style>
    <style:style style:name="TableColumn1" style:family="table-column">
      <style:table-column-properties style:column-width="3.4625in" style:rel-column-width="32767*"/>
    </style:style>
  </office:automatic-styles>
  <office:body>
    <office:text>
      <text:p text:style-name="P1">李念淨   |  2018.08.31 11:29   |   <text:a xlink:type="simple" xlink:href="http://palinfo.habago.org/Entry?Command=Information_PrintForum&amp;iPage=61#FORUM36899"><text:span text:style-name="T1">#</text:span></text:a></text:p>
      <text:p text:style-name="P2">楊偉中死了 <text:line-break/>https://www.chinatimes.com/realtimenews/20180831001587-260407 <text:line-break/></text:p>
      <text:p text:style-name="P1">陳真   |  2018.08.31 11:13   |   <text:a xlink:type="simple" xlink:href="http://palinfo.habago.org/Entry?Command=Information_PrintForum&amp;iPage=61#FORUM36898"><text:span text:style-name="T1">#</text:span></text:a></text:p>
      <text:p text:style-name="P3">支持以核養綠公投 (五) <text:line-break/><text:line-break/>陳真 2018. 08. 31. <text:line-break/><text:line-break/>「解決核四問題，公投是必然的路。決定權應該交還給人民。」這話是誰講的？就是人渣黨的蔡英文講的，時間是2014年4月18日。 <text:line-break/><text:line-break/>在講這話的前一年，也就是 2013年的8月29日，民進黨與林義雄以及數不清的綠營尾巴團體更是發起極其誇大的所謂 "百萬人廢核環島接力行腳" 運動，揚言當時執政的國民黨若不進行核四公投，將發動百萬人 "包圍總統府"，甚至還說這是辛亥革命武昌起義的續曲，是一場 "關於憲政主義的公民革命及戰略大行動"，"實踐直接民權，打造公民社會" (陳真按：他媽的這些人真是很會作文)。 <text:line-break/><text:line-break/>作家李喬向群眾致詞時還表示："任何反抗的手段都是合理的，包括使用暴力"。柯文哲當時也是行動代表人之一，他也大聲疾呼說："反核跟藍綠無關，跟選舉無關，是台灣人到底還能不能活下去的問題。" <text:line-break/><text:line-break/>參與的人還有誰呢？列舉如下： <text:line-break/><text:line-break/>&lt;環保界&gt; <text:line-break/>陳玉峰/山林書院負責人 <text:line-break/>林俊義/前環保署長 <text:line-break/>高成炎/台大資訊系教授 <text:line-break/>方 儉/綠色消費者基金會董事長 <text:line-break/>廖本全/地球公民基金會董事長 <text:line-break/>李根政/地球公民基金會執行長 <text:line-break/>施信民/台大化工系教授 <text:line-break/>吳文樟/鹽寮反核自救會會長 <text:line-break/>郭慶霖/北海岸反核行動聯盟執行長 <text:line-break/>劉曜華/逢甲大學都市計劃與空間資訊學系副教授 <text:line-break/>楊國禎/台灣生態學會理事長 <text:line-break/>黃煥彰/台南市社區大學理事長 <text:line-break/>李卓翰/爸爸非核陣線召集人 <text:line-break/>蔡智豪/台灣生態學會秘書長 <text:line-break/>洪申翰/綠色公民行動聯盟副秘書長 <text:line-break/>潘翰聲/護樹志工 <text:line-break/>張育憬/綠黨中執委 <text:line-break/>史英/人本教育文化基金會董事長、終結核四催票大聯盟 <text:line-break/>吳靜慧/終結核四催票大聯盟執行長 <text:line-break/>希婻．瑪飛洑/蘭嶼部落文化基金會秘書長 <text:line-break/>高清南/1003事件當事人* <text:line-break/>文魯彬/台灣蠻野心足生態協會創會理事長 <text:line-break/>王鐘銘/北海岸反核行動聯盟 <text:line-break/>陳椒華/電磁波公害防治協會 <text:line-break/>吳麗慧/台灣水資源保育聯盟 <text:line-break/><text:line-break/>&lt;社會各界&gt; <text:line-break/>李喬/作家 王小棣/導演 <text:line-break/>小 野/作家 <text:line-break/>張曉風/作家 <text:line-break/>李幸長/無殼蝸牛運動發起人 <text:line-break/>楊憲宏/台灣關懷中國人權協會理事長 <text:line-break/>馮賢賢/公民媒體文化協會秘書長 <text:line-break/>黃銘崇/中研院歷史語言研究所副研究員 <text:line-break/>陳月霞/攝影師、作家 <text:line-break/>郭麗霞/宗教界 <text:line-break/>吳學文/宗教界 <text:line-break/>柯文哲/醫師 <text:line-break/>田秋菫/立法委員 <text:line-break/>姚文智/立法委員 <text:line-break/>王麗萍/雲林虎尾厝書店 <text:line-break/>李順涼/教育界老將(前台中追分國小校長) <text:line-break/>林怡岑/大溪草店尾工作室 <text:line-break/>吳子鈺/ 雨林咖啡 <text:line-break/>黃文龍/醫師 <text:line-break/>柯一正/導演 <text:line-break/>鄭文堂/導演 <text:line-break/>柯淑卿/導演 <text:line-break/>顏蘭權/無米樂導演 <text:line-break/>劉黎兒/作家 <text:line-break/>吳 晟/作家 <text:line-break/>宋澤萊/作家 <text:line-break/>楊 索/作家 <text:line-break/>林文義/作家 <text:line-break/>許長仁/作家 <text:line-break/>張輝誠/作家 <text:line-break/>郝明義/大塊出版社社長 <text:line-break/>曾郁雯/作家、珠寶設計師 <text:line-break/>楊儒門/農民 <text:line-break/>馮小菲/上下游發起人 <text:line-break/>陳板/社區文化工作者 <text:line-break/>曾年有/社區文化工作者 <text:line-break/>陳錦煌/新港小鎮醫師 <text:line-break/>楊斯棓/醫師 <text:line-break/>游熙明/ <text:line-break/>劉進興/臺灣科技大學化學工程系教授 <text:line-break/>謝志誠/台大教授 <text:line-break/>許雅惠/台灣大學歷史系助理教授 <text:line-break/>鄭道聰/赤崁文史工作室 <text:line-break/>蔣耀賢/台灣金甘蔗影展協進會理事長 <text:line-break/>商毓芳/雲林科技大學助理教授 <text:line-break/>陳來興/藝術家 <text:line-break/>陳潔皓/藝術家 <text:line-break/>逗小花/藝術家 <text:line-break/>廖志桓/建築師 <text:line-break/>洪啟嵩/國際禪學大師 <text:line-break/>黃紫婕/台灣不丹經濟文化交流協會理事長 <text:line-break/>龔詠涵/芳療師 <text:line-break/>江嘉萍/綠元氣促進會總幹事 <text:line-break/>陳世憲/書法家 <text:line-break/>許信良/社會改革者 <text:line-break/>施明德/社會改革者 <text:line-break/>張燦鍙/社會改革者 <text:line-break/>施蜜娜/社會改革者 <text:line-break/>許龍俊/社會改革者 <text:line-break/>陳婉真/社會改革者 <text:line-break/>姚立明/文化大學教授 <text:line-break/>劉坤鱧/社會改革者 <text:line-break/>黃智賢/媒體人 <text:line-break/><text:line-break/>&lt;青年學生&gt; <text:line-break/>陳為廷/清華大學人社系 <text:line-break/>魏揚/清華大學社會所研究生 <text:line-break/>劉子鳳/陽明大學心智哲學研究所研究生 <text:line-break/>賈伯楷/淡海青年陣線 <text:line-break/>林飛帆/台大前研究生協會主席 <text:line-break/>洗義哲/青年離島陣線共同發起人 <text:line-break/><text:line-break/>&lt;各地代表&gt; <text:line-break/>余國信/嘉義洪雅書房房主 <text:line-break/>劉世偉/三重社區大學校長 <text:line-break/>呂東杰/我是大溪人粉絲頁團長(嵐水) <text:line-break/>王浩宇/我是中壢人粉絲頁團長 <text:line-break/>潘忠政/桃園在地聯盟 <text:line-break/>阿寶/農民、作家 <text:line-break/>黃聲遠/建築師 <text:line-break/>廖鴻基/作家 <text:line-break/>劉炯錫/臺東大學教授 <text:line-break/>饒愛琴/台東藝術家 <text:line-break/>林正杰/社會改革者 <text:line-break/>鄭文騰/藍色東港溪理事長 <text:line-break/>林良貞/屏東縣萬年溪保育協會理事長 <text:line-break/>藍美雅/高雄市行腳共同發起人、大學教授 <text:line-break/>柯坤佑/高雄旗美行腳共同發起人 <text:line-break/>陳盛頌/高雄橋仔頭藝術村村長 <text:line-break/>李俊賢/前高雄美術館館長 <text:line-break/>許玲齡/高雄文化愛河協會會長 <text:line-break/>李俊陽/新台灣壁畫隊發起人 <text:line-break/>唐大可/台南市行腳共同發起人 <text:line-break/>曾旭正/教授* <text:line-break/>張新丕/米倉藝術家社區協會前理事長 <text:line-break/>唐麗芳/雲林故事館計畫主持人 <text:line-break/>廖嘉展/新故鄉文教基金會董事長 <text:line-break/>李蘊儀/台中月光小站 <text:line-break/>黃麥可/土溝美術館 <text:line-break/>鄭和泰/高雄市茄萣區生態文化協會會長 <text:line-break/>林文欽/茄萣舢筏協會會長 <text:line-break/>薛雄介/高雄市蟯港文史協會理事長 <text:line-break/>潘兆鴻/高雄市大崗山人文協會理事長 <text:line-break/>林朝鵬/高雄市援剿人文協會理事長 <text:line-break/>張哲男/高雄市彌羅港文史協會創會理事長 <text:line-break/>蔡昌杰/高雄市蚵仔寮文化協會前總幹 <text:line-break/>蘇福龍/大湖社區發展協會執行長 <text:line-break/>李煌/大湖老唱片主題咖啡館館主 <text:line-break/>王明發/大湖玉湖窯窯主 <text:line-break/>陳素雲/雲起時藝術空間業主 <text:line-break/>鄭秀珍/農春鎮生態教育農園業主 <text:line-break/>楊正雄/阿蓮區中路社區發展協會理事長 <text:line-break/>劉亞平/高雄市教育產業工會理事長 <text:line-break/>薛熒源/錦飛鳳傀儡戲劇團長 <text:line-break/>李懷錦/六龜區重建關懷協會 <text:line-break/>李婉玲/六龜區寶來重建協會執行長 <text:line-break/>打亥/那瑪夏南沙魯部落重建會總幹事 <text:line-break/>陳光照/桃源區寶山社區發展協會理事 <text:line-break/>陳聰賢/內門羅漢門文史尋根工作室負責人 <text:line-break/>呂勝男/鳳山城文化志工協會理事長 <text:line-break/>曾文吉/鳳山地方文化館館長 <text:line-break/>....等等等。 <text:line-break/><text:line-break/>以上是 2013年的事。其實早在距今十五年前，也就是 2003年，民進黨及所謂環保團體就結盟組成「公投廢核四運動聯盟」。國民黨給予正面回應，準備提案進行核四公投。但是，當時執政的民進黨居然改口說國民黨同意核四公投乃是 "權謀詐欺"，要大家別上當，指控說當時的公投法太難過關，要求先修改公投法再來投票。可是很奇怪，民進黨當時是執政黨，要修改公投法應該是他的責任與權力才對。 <text:line-break/><text:line-break/>當時擔任所謂總統府秘書長的民進黨軍師邱義仁，更批評國民黨誤解了林義雄對於核四公投的堅持，他說，林義雄在意的是什麼時候才能舉辦核四公投，「不要把人民的權利先剝奪掉了，然後再來說我可以幫你。」這真是很奇怪的說法，一方面強迫你非同意不可，當對方同意了，卻又改口說你這是玩心機，我才不要你同意。 <text:line-break/><text:line-break/>至於林義雄當時則是公開這麼說的： <text:line-break/><text:line-break/>「今天，公投法搞成這樣亂糟糟，就是因為立法院那些人根本不知道什麼叫做民主。核電廠爆炸，我想我們台灣的官員不知道會不會（落跑）？還不知道，我們先不要講，最好是那時候我們大家、人民要強勢一點，到總統府、行政院、立法院把它統統包圍起來，要死大家一起死，你們不可以逃跑。」 <text:line-break/><text:line-break/>當時的「公投廢核四運動聯盟」有哪些成員呢？幾乎全是綠油油。請看底下。但是，這些團體現在怎麼不公投了呢？ <text:line-break/><text:line-break/>511台灣正名運動聯盟 <text:line-break/>七星生態保育基金會 <text:line-break/>人本文教基金會台南分會 <text:line-break/>人本教育基金會 <text:line-break/>中華民國教育改革協會 <text:line-break/>中華民國濕地保護聯盟 <text:line-break/>天主教聖功修女會 <text:line-break/>主婦聯盟台中工作室 <text:line-break/>主婦聯盟環境保護基金會 <text:line-break/>台中市社區婦女成長協會 <text:line-break/>台北市自閉症家長協會 <text:line-break/>台東反核廢行動聯盟 <text:line-break/>台東師範學院教師會 <text:line-break/>台東縣南島社區大學發展協會 <text:line-break/>台南市紅樹林保護協會 <text:line-break/>台南市野鳥學會 <text:line-break/>台南區基督教大專青年服務中心 <text:line-break/>台灣二十一世紀議程協會 <text:line-break/>台灣人權促進會 <text:line-break/>台灣中社 <text:line-break/>台灣主婦聯盟生活消費合作社 <text:line-break/>台灣永續聯盟 <text:line-break/>台灣生態協會 <text:line-break/>台灣生態研究中心 <text:line-break/>台灣東社 <text:line-break/>台灣南社 <text:line-break/>台灣國家山岳協會 <text:line-break/>台灣基督長老教會安順教會 <text:line-break/>台灣教師聯盟 <text:line-break/>台灣教授協會 <text:line-break/>台灣獨立建國聯盟 <text:line-break/>台灣環境保護聯盟 <text:line-break/>台灣環境保護聯盟北海岸分會 <text:line-break/>台灣環境保護聯盟宜蘭分會 <text:line-break/>台灣環境保護聯盟花蓮分會 <text:line-break/>台灣環境保護聯盟高雄分會 <text:line-break/>台灣環境保護聯盟雲林分會 <text:line-break/>台灣環境保護聯盟彰化分會 <text:line-break/>台灣藍色東港溪保育協會 <text:line-break/>平安社教研究院 <text:line-break/>永續台灣文教基金會 <text:line-break/>百能企業股份有限公司 <text:line-break/>尚機股份有限公司 <text:line-break/>東排灣族反核廢自救會 <text:line-break/>林義雄 <text:line-break/>社團法人台灣北社 <text:line-break/>社團法人看守台灣協會 <text:line-break/>屏東縣議員黃曉玲服務處 <text:line-break/>洪雅書房 <text:line-break/>美濃愛鄉協進會 <text:line-break/>核四公投促進會 <text:line-break/>桃園環保協會 <text:line-break/>海洋台灣文教基金會 <text:line-break/>草山生態文史聯盟 <text:line-break/>財團法人伊甸社會福利基金會 <text:line-break/>財團法人單親兒童文教基金會 <text:line-break/>財團法人新故鄉文教基金會 <text:line-break/>財團法人彰化縣私立基督教喜樂保育院 <text:line-break/>財團法人廣青文教基金會 <text:line-break/>財團法人雙溪啟智文教基金會 <text:line-break/>高雄市柴山會 <text:line-break/>高雄市教師會生態教育中心 <text:line-break/>高雄市綠色協會 <text:line-break/>高雄醫界聯盟 <text:line-break/>婦女新知基金會 <text:line-break/>淡水史田野工作室 <text:line-break/>終止童妓協會 <text:line-break/>揚雪法律事務所 <text:line-break/>新竹市公害防治協會 <text:line-break/>嘉義縣教師會 <text:line-break/>綠色主張工作室 <text:line-break/>慧海文教基金會 <text:line-break/>數位台灣家族 <text:line-break/>澎湖縣生態保育聯盟 <text:line-break/>澎湖縣沙灘保育協會 <text:line-break/>澎湖縣野鳥協會 <text:line-break/>澎湖縣環境保護協會 <text:line-break/>靜宜大學生態學系 <text:line-break/>靜宜大學副校長室 <text:line-break/>環保生活協進會中部辦公室 <text:line-break/>關懷生命協會 <text:line-break/>....等等等 <text:line-break/><text:line-break/>讓我們再把時間從15年前拉回到4年前，同樣是這些人，在2014年7月11日拿著11萬份核四公投連署書，送交中選會，要求提案，並痛批當時執政的馬政府不採用電子化連署，簡直就是大開節能減碳的倒車，並批評連署書中不該要求民眾填寫鄰里等細節資料，刁難人民神聖的公投權力。 <text:line-break/><text:line-break/>對於這一點，我倒是很認同，可是，現在人渣黨執政這麼多年了，不但沒有採取電子化連署，不但沒有簡化鄰里資料細節，甚至還變本加厲在所謂 "六都" 的填寫方式上設下陷阱，例如六都之前不能寫台灣省，但表格上卻又偏偏列出這個選項要你填寫。幾個人會知道寫 "台灣省高雄市" 或 "台灣省台北市" 是無效的連署呢？ <text:line-break/><text:line-break/>當時綠營的這些連署活動都沒有過關成案，因為我記得通過門檻好像是要九十幾萬人。因此，林義雄在2013年3月2日寫了一篇文章，譴責這樣一種高難度的公投門檻是一種 "耍弄人民的惡作劇"。林義雄是這麼寫的： <text:line-break/><text:line-break/>「 公投，大多是弱勢的民間團體要求強勢的政府來辦理，或者國會中的少數為了避免多數的專制而要求公投，這是因為弱勢及少數認為他們的意見是沉默的大眾所贊同。」 <text:line-break/><text:line-break/>林義雄這話講得很對。可是，就在他發動絕食，以生命要脅馬政府封存核四成功之後，居然說核電不需要再公投了，因為大多數民意是反核的。在講這些話的幾個月前，不是才剛說公投是為了 "保障弱勢聲音，避免多數專制" 所設立的神聖民主權利嗎？怎麼現在卻不在乎少數人或沉默者的聲音了？ <text:line-break/><text:line-break/>林義雄在那篇文章中甚至還這麼說： <text:line-break/><text:line-break/>「(反對核電) 已經成了世界先進國家的共識，歐洲已經有不少國家有了非核家園、或減少依賴核電的種種政策。台灣人民反核的民意也已經相當清楚。所以政府應該做的是馬上停止興建核電廠，不需要多費手腳去辦理公投。」 <text:line-break/><text:line-break/>但是，沒有投票看看，憑什麼說反核是台灣人毋庸置疑的多數民意呢？而且，世界先進國家只有反煤減碳的潮流與共識，反核並非舉世共識；不但不是共識，支持核電卻反而有逐年增加之趨勢。 <text:line-break/><text:line-break/>我之所以浪費許多時間敘述這些不久之前的 "往事"，原因有三： <text:line-break/><text:line-break/>一，我真的很納悶人們的記憶力及基本是非判斷力怎麼會這麼差？難道真的看不出是非對錯？真的看不出政治操弄才是島內所謂反核的真正本質？那不是反核，而是反對政治異己，藉以傷害對手。 <text:line-break/><text:line-break/>對於林義雄個人之人品，我無絲毫懷疑，過去不懷疑，現在也不懷疑，將來更不會懷疑。我相信他的正直與利他之心，就如同相信我自己一樣。但他真的有點不明是非，而似乎只是一心以達成某種目的為原則，卻不太在乎手段的正當性。撇開林義雄不談，若講到人渣黨及一大堆社運蟑螂，那就完全臭不可聞了。 <text:line-break/><text:line-break/>二，人事物往往具有某種內在一致性，你不可能了解現在，除非你明白過去，從而也才有可能較為適當地掌握未來。 <text:line-break/><text:line-break/>三，任何事情都一樣，理念是蒼白的，唯有實踐才是真實的。所謂實踐，當然沒有必然形式，總歸是每個人理當知道自己在幹什麼，可別自欺欺人。</text:p>
      <text:p text:style-name="P1">陳真   |  2018.08.31 02:21   |   <text:a xlink:type="simple" xlink:href="http://palinfo.habago.org/Entry?Command=Information_PrintForum&amp;iPage=61#FORUM36897"><text:span text:style-name="T1">#</text:span></text:a></text:p>
      <text:p text:style-name="P2">支持以核養綠公投(四) <text:line-break/><text:line-break/>陳真 2018. 08. 31. <text:line-break/><text:line-break/>哲學家有兩種，一種有話要說，理論或意見一大堆，一種沒有；就算原本有，但也全因顯得瑣碎而默然了，無用了。我喜歡後者，討厭前者，而維根斯坦恰恰就是後者的代表人，甚至可說唯一。簡單說，他只有哲學觀，但沒有哲學內容。哲學觀就是回答 "哲學是什麼？"。在我看來，哲學就像一種眼光，透過這眼光，不一定能看見什麼，但在這眼光底下，將會看見跟別人不一樣的東西；原本乍看偉大的東西渺小了，庸俗了，而原本卑微細小的，卻顯得高貴燦爛了。 <text:line-break/><text:line-break/>哲學也像一面鏡子，鏡子是沒有內涵的，空空如也，卻能如其所是，映照萬物。不管什麼東西來到眼前，鏡子都不會排斥，它能幫助你看見事物應有的真實樣貌與問題。 <text:line-break/><text:line-break/>哲學更像一種土壤，它沒有自己的種子，但是，透過這片神奇的土壤，將會長出全然不一樣的果實。 <text:line-break/><text:line-break/>或者你也可以這麼說，(維根斯坦式的) 哲學就像一種嶄新的音樂形式，它並沒有自己的任何曲子，卻創造了一種藉以誕生音樂的全新形式。 <text:line-break/><text:line-break/>這樣一種 "沒有話要說" 的哲學使人無言，腦袋空空如也，沒什麼好說的，就跟鏡子一樣，你不理它，它就擺在那，毫無用途，可若你來到它面前，也許就能看見你的真實狀態。 <text:line-break/><text:line-break/>倘若我們摧毀一切詩意，僅取其形而下的某種其實沒什麼意義與價值的附帶產品來說，哲學就像一種批判性思考，辯起論來，高下立見。 <text:line-break/><text:line-break/>許多時候，我常有這樣一種很深的納悶和不可思議感就是：為何蠢蛋們居然能蠢到這種地步，但卻又自我滿意度非常高，非常得意於自己的智能。 <text:line-break/><text:line-break/>與其問說蠢蛋是誰，倒不如說稱不上蠢的人究竟有幾個？很多蠢蛋看到這裏大概已經開始不爽了，因為在他的解讀裏，他會認為我這是一種炫耀或自我滿意，套句流行用語，他會 "酸" 說 (或 "打臉" 說)，"蠢蛋就是你自己啊"。這樣一種理解意味著什麼呢？意味著這就是你跟蠢蛋們所能夠溝通的極限了。 <text:line-break/><text:line-break/>蠢蛋的例子俯拾皆是，我就舉個跟核電有關的現成實例： <text:line-break/><text:line-break/>所謂經濟部長沈榮津這幾天接受媒體訪問，提到 "以核養綠公投" 時，很不屑地表達反對之意，原因呢？他說：核廢料要放哪？「放你家？放我家？放別人家？都不可能嘛」。你若參加研討會或參加辯論比賽，聽到對手這樣的反駁意見，應該會驚訝得啞口無言，痛苦到很想當場掐 LP自殺吧。這差不多是小學生在吵架的水平。依其邏輯，我們也不該蓋垃圾掩埋場、殯儀館、火葬場，更不用說包你很容易得肺癌的火力發電廠了，因為要蓋在哪？「你家？我家？別人家？都不可能嘛」。 <text:line-break/><text:line-break/>另一個蠢蛋也跳出來呼應了，他是政大一位教授叫徐世榮。報紙上說，他 "打臉" 了馬英九，因為馬英九說「核四廠裡頭就準備了存放兩萬桶的核廢料儲存空間，足以用上40年。」徐世榮痛罵馬英九和以核養綠公投這一方 "不誠實" 和 "詭詐"，他說，"40年後怎麼辦？" <text:line-break/><text:line-break/>其實，若全世界都依照人渣黨火力(發電) 全開的幹法，世界末日說不定不用等到40年就會來臨。 <text:line-break/><text:line-break/>仍是老話，不是說真理越辯越明嗎？如果反方有那麼多 "寶貴" 的意見，何不讓 "以核養綠" 公投提案連署過關，然後在辯論會上好好把黃士修等人痛宰一番，進而一勞永逸地誕生所謂非核家園？為何不此之圖，卻好像很害怕這項公投提案過關。核電公投，不就是林義雄一生的最重要主張之一嗎？為何現在立場全變了？</text:p>
      <text:p text:style-name="P1">陳真   |  2018.08.29 19:58   |   <text:a xlink:type="simple" xlink:href="http://palinfo.habago.org/Entry?Command=Information_PrintForum&amp;iPage=61#FORUM36896"><text:span text:style-name="T1">#</text:span></text:a></text:p>
      <text:p text:style-name="P3">支持以核養綠公投(三) <text:line-break/><text:line-break/>陳真 2018. 08. 29. <text:line-break/><text:line-break/>面對 "以核養綠"公投，綠營除了動用奧步，透過網軍胡亂檢舉阻止連署訊息散播之外，一些所謂環保團體，包括我所參與創立、早已成為綠營政治工具的台灣環境保護聯盟，也和一些混蛋政客們一起跳出來指控 "以核養綠公投"，胡扯瞎掰些什麼"十大謊言＂云云。 <text:line-break/><text:line-break/>我覺得很納悶，如果以核養綠公投提案一方的想法如此幼稚可笑，那麼，豈不是更應該支持這項公投，從而在下一輪公投程序的辯論中揭穿所謂可笑幼稚的十大謊言，從而一勞永逸地達成非核家園的目的。不此之圖，怎麼反而好像很害怕這項公投連署能夠過關似的。 <text:line-break/><text:line-break/>尼采說，＂我總是羞於說出一己之見＂。我亦有強烈同感，我對純屬意見之類的事，總覺得難以啟齒，理由無它，瑣碎而已。 <text:line-break/><text:line-break/>生平最怕三樣東西，盡量逃之夭夭： <text:line-break/><text:line-break/>一，失真（inauthenticity），簡單說就是蒼白，遠離生命。 <text:line-break/><text:line-break/>二，自然主義(naturalism)，簡單說就是把或多或少帶點形而上的東西講得跟真的似的。 <text:line-break/><text:line-break/>三，瑣碎（trivial），相對於重要（significant）。人們覺得重要的事，我常感到極其瑣碎而缺乏價值。反之亦然。我覺得重要的東西，人們往往嗤之以鼻，不屑一顧。不過，生命是自己的，人們怎麼想，畢竟是他們家的事。我願意把一生精力投注在我認為重要之事上，對於瑣碎之事則完全提不起勁。 <text:line-break/><text:line-break/>也許 "意見" (opinion) 就是這樣一種瑣碎之物，畢竟凡屬見仁見智之事物，有啥好說的呢？ <text:line-break/><text:line-break/>因此，在核電與能源問題上，我倒也不是想推銷任何一方之見解（畢竟非我專長）。我只是認為：邏輯上，一種內在爭議之所以是內在爭議，意味著它 "本身" 不可能提供任何解答；這時候，我們需要的不是尋找來自內部的正確答案，而是做出外部評價（evaluation）。簡單說就是：我們得承認在可預見的將來依然不知道什麼才是 "正確＂作法，但眾人仍舊還是可以做出某種適當的評價與決定。生活中的一切，不都是如此嗎？ <text:line-break/><text:line-break/>比方說現在在看夜診，八點了，晚餐還沒吃，已經餓到有點不行，每次最快都必須等到十點多才能吃晚餐。雖然此時滿腦子想著食物，我卻不可能知道何者才是我今晚 "正確" 的晚餐，但我總得做出個決定吧。 <text:line-break/><text:line-break/>這也許不是一個好例子，因為今天晚餐吃什麼，我一個人說了算，可當一個事情牽涉眾人之評價時，就來個多方辯論，從而做出多數決，有何不好？總不能把能源問題長達幾十年一直當成政治工具來利用，藉以謀取私利與權力，卻以眾人重大健康問題與民生發展為代價。</text:p>
      <text:p text:style-name="P1">陳真   |  2018.08.29 17:54   |   <text:a xlink:type="simple" xlink:href="http://palinfo.habago.org/Entry?Command=Information_PrintForum&amp;iPage=61#FORUM36895"><text:span text:style-name="T1">#</text:span></text:a></text:p>
      <text:p text:style-name="P2">支持以核養綠公投(二) <text:line-break/><text:line-break/>陳真 2018. 08. 29. <text:line-break/><text:line-break/>中國時報報導了我支持以核養綠公投的事，同時還發了一篇評論糾正我對核能的"誤解"。原因是我在文章中提到，核電廠一旦出事，"後果難料"，中時記者認為後果不會 "難料"，核能科學已經可以如實掌握。 <text:line-break/><text:line-break/>這樣一種爭議其實很瑣碎。數學、邏輯與理論物理以外的所謂應用科學或軟科學 (soft science) 的特色之一，其實就是說不準；就跟醫學一樣，沒有人敢打包票某一種手術或藥物之安全性與副作用已經被完全掌握，特別是當它牽涉到不同的對象與環境時，後果更難預料；而且還牽涉到時間的變數。進行一項手術之後，10 年沒事，不代表20年依然沒事。 <text:line-break/><text:line-break/>更基本的是：所謂安全，並非描述性，而是一種規範性(normative) 的概念。事實上，知識當然也不是一種描述性的概念產物 (不過這說起來就有點難了)，更不用說所謂 "安全" 了。 <text:line-break/><text:line-break/>安全不但是規範性的，而且具有面向性 (perspective)，或者說角度；在這個角度下安全，在另一個角度下就不一定了；在你看來安全，在我看來卻不一定。 <text:line-break/><text:line-break/>退一萬步來說，即便某個東西具有絕對意義上的安全性，但是，要不要使用它，或是以何種形式來使用它，最好還是得問問當事人的意見。當各方意見有所衝突時，不妨就透過某種多數決的方式來解決爭議，總不能30年、300年一直爭論下去吧。當某種爭議始終難解，往往意味著它內在具有某種不確定性。 <text:line-break/><text:line-break/>不管正方或反方，硬要把此一不確定性給抹除，其實都很反智。尤有甚者，一如人渣黨之向來作風與政治盤算，總是刻意把一種理性爭議給誤導為神聖不可質疑的道德命題，進而充當政治打擊工具，謀取私利。 <text:line-break/><text:line-break/>百忙之中，寫於門診空檔，片片斷斷，詞不達意，但大意如此。</text:p>
      <text:p text:style-name="P1">陳真   |  2018.08.28 17:50   |   <text:a xlink:type="simple" xlink:href="http://palinfo.habago.org/Entry?Command=Information_PrintForum&amp;iPage=61#FORUM36894"><text:span text:style-name="T1">#</text:span></text:a></text:p>
      <text:p text:style-name="P3">心魔附身的蔡政府，有膽核四公投對決嗎？ <text:line-break/><text:line-break/>文／葉文忠 <text:line-break/><text:line-break/>2018年06月25日 <text:line-break/><text:line-break/>文內相關圖表統計請看：https://goo.gl/ZUpQk4 <text:line-break/><text:line-break/>燃料棒即將送出國，少了燃料棒，核四也等於死絕，3000億成神主牌前的牲禮，也斷了未來30年穩定供電的機會，蔡政府持續硬幹到底，台灣人民已陷入不可測的缺電、限電與空汙的巨大危機當中，民進黨到底心中是什麼仇恨？為了滅核四，要將台灣人民當砧板的獻祭神主牌？ <text:line-break/><text:line-break/>最近讀到幾則新聞，更令人感慨萬千。 <text:line-break/><text:line-break/>1.英國政府最近宣佈與日本日立公司合作，在中部安格爾西島(Isle of Anglesey)興建兩座核電廠。 <text:line-break/><text:line-break/>2.日本政府在《能源基本計劃》中提出，到2030年將核電在整體電源的佔比從當前2%提高至20%～22%，要達到此目標，等於要再啟動30座核電。 <text:line-break/><text:line-break/>3.美國、加拿大、日本已組成了核電聯盟「Nice」(Nuclear Innovation: Clean Energy)，之後英國也加入了聯盟，美國能源部次長布魯伊特(Dan Brouillette)說：「如果全世界是認真要減排並取得經濟成長，必須考慮所有無碳選項，包括乾淨、可靠的核能。」 <text:line-break/><text:line-break/>4.南極大陸25年來已融化3兆噸冰層，尤其在過去10年間增加了3倍，2012年至2017年之間，每年融化的數量急遽增加到2190億噸。 <text:line-break/><text:line-break/>布魯伊特話裡的關鍵字「認真減排」，說清楚點就是「減排若是玩真的…請用核能」，讀到這些新聞，我不知道反核者能有什麼理由來打臉這些先進國家，又還能有什麼道理來說服國人「反核」，包括蔡政府在內的反核者已經脅迫人民付出更高的代價，並換得更惡劣的環境，這門賠本生意到底是怎麼算的？ <text:line-break/><text:line-break/>當全世界都發現「擁核」是減緩地球進入氣候大毀滅的倒數，同時又能兼顧經濟成長並行的必經步驟之一時，於是重新投入了核電的發展，反觀國內，台灣年總排碳量已高達2.5億噸，人均排碳10.8噸/年，比全球平均每人4.52噸超過一倍，區區2300萬人全球排名高居20名，比中國大陸每人年均6.6噸、日本9.7噸還高！不管大家如何呼籲蔡政府「以核養綠」，而非「燒碳等綠」，擴大惡化暖化來處理能源問題，我甚至高度懷疑，土地貧乏的台灣，綠能真的等得到？ <text:line-break/><text:line-break/>民進黨是靠「以核養“綠”」的反核、仇核而壯大的，執政後讓台灣陷入空前的危機，霧霾罩頂、健康威脅、供電不足、電價大漲、生態破壞、排碳加量的六大惡果，人民生活全方位的遭到破壞。才六月，除核一廠大修外，核二三廠全數啟動了，如今各處跳電頻傳，跳電之由五花八門，饋線老舊、蟲鳥入侵，這些個藉口多麼難以理解，你會好奇這黑冠麻鷺大笨鳥，怎盡選這最熱的時候跑去玩電擊？老天爺好似就是衝著你蔡政府派這些蟲鳥來的。 <text:line-break/><text:line-break/>當年鄭麗君痛罵核四不建不會缺電，方儉硬是造謠台電「藏電」，若證明缺電就要跳樓。今日執政，當官了，你們倒是把台電的藏電找出來啊！包括以死相逼的林義雄，一群政客唱作俱佳，悲情的死劇都可以演，把人民唬得團團轉，難怪台灣「詐騙集團」總能揚名世界，綠營根本是詐騙祖師爺，詐術冠全球，蔡英文自稱民進黨「古意」，恬不知恥，妳好意思？ <text:line-break/><text:line-break/>徐佳菁在電視上大言不慚「馬總統做了八年，綠能發電也只佔1%，我們才上來兩年不到就變成3%了。」前環保署長魏國彥迅速翻出資料數字打臉，105年綠能(再生能源)發電127.5億度，佔全年供電的4.80％，106年綠能發123.8億度電，佔全年供電的4.58％。綠能發電佔比4.8％與4.58％，不是1％與3％，「『廢核就是增火』，沒有別的路，民進黨就一直胡扯」。魏國彥是專家，徐佳菁是發言人，你會信誰？ <text:line-break/><text:line-break/>我依然自己上了台電網站上查數據，或者是定義綠能來源的基數不同，數據略有差異，但台電105年到106年，數據是5.1%與4.9%，兩年間，兩個數據，綠能發電都是下降了0.2%，減少了3.7億度，確實和徐佳菁的出入太大，徐佳菁的臉真的很腫。 <text:line-break/><text:line-break/>https://goo.gl/ZUpQk4 。（圖／記者葉文忠攝） <text:line-break/><text:line-break/>▲歷年綠能發電量與佔比 (圖／作者整理) <text:line-break/><text:line-break/>看了綠能，再看火力，去年台灣整體火力發電的碳排放已飆到了10002萬噸，比起前年排碳9047萬噸，整整又多了近1000萬噸，令人怵目驚心，廢核與燒煤，一來一往的排碳落差至少2000萬噸，這還沒算隨著CO2一塊送出的PM2.5有多少。迫在眉睫的全球發燒，氣候災難難道台灣還少嗎？融冰與海平面上升的速度，真的不過再幾十年，台灣西海岸將迅速消失，你我的下一代肯定遇上，不顧全球暖化國際呼籲，第一個重災區就是自己，蔡政府拿「玩火」在玩台灣人的命，民進黨的心魔，正在滅台。 <text:line-break/><text:line-break/>https://goo.gl/ZUpQk4 。（圖／記者葉文忠攝） <text:line-break/><text:line-break/>▲從本圖清楚地看到106年高達82.5%的發電都是排碳(圖／台電資料) <text:line-break/><text:line-break/>我們終於醒悟，綠營從來都在「用恨發電」，意識形態下造成了扭曲而邪惡的政黨個性，一心一意都把力量用在仇視與對付與自己理念不同的同胞，不毀滅他們絕不終止，那對軍公教警消、拔管、對馬英九的訟海行為不正是如此？當年的韓國瑜，為何會一拳將阿扁打進醫院，不正是阿扁那一張惡口發動「養榮民等於養豬」的仇恨鬥爭？ <text:line-break/><text:line-break/>在這種性格下，廢了零排碳的核能，逼迫人民犧牲健康與生活品質，種種政策，都以意識形態強暴式的逼迫人民屈服，從陡降的民調，看出終於激起由下而上的憤怒，撼動了綠營的五臟六腑。對核四，這頭李應元一嘴「公投表決要核四還是要深澳，若大家選擇核四，願下台承擔責任。」但另一頭，核四燃料棒7月準備送回美國，讓核四死絕，這嘴臉，全國都看懂了。 <text:line-break/><text:line-break/>有左營居民表示「核廢料給我，空汙滾蛋」，歡迎將核廢料貯存在高雄半屏山，人民終於明白，幸好，還有核能不是嗎？核能專家趙嘉崇近日指出，美國國會5月10日已通過核廢料重新提煉的法案，其實核電真正稱為「廢料」的，只有那最後5%，此法案針對的就是這5%，趙嘉崇表示，近10年來，科學家已發展出新技術，那5％廢料已可以完全消除並同時再拿來發電，比爾蓋茲正與中國大陸聯手研發「行波反應爐」，就是以核廢料來驅動反應爐。 <text:line-break/><text:line-break/>也就是說，科技日新月異，核廢料的問題其實已經找到解決方案，只看新一代反應爐何時量產，反觀全球的碳處理，那可沒什麼科技可以演進，靠的是自然界緩慢循環的慢慢吸收，於是可見的未來，所有「反核」的堅持，都成塵埃。 <text:line-break/><text:line-break/>這些對綠營傷筋動骨的資訊，怎可能會被大肆宣傳？是不是依然以「核爆」般的大毀滅來恐嚇人民？蔡政府當然沒種公投對決，因為一旦公投，肯定翻盤，等於掀了自己的神主牌。 <text:line-break/><text:line-break/>用想像出來的危機，蒙蔽正在發生的危機，核能不可怕，蔡政府的心魔才可怕。 <text:line-break/><text:line-break/>原文網址: 葉文忠／心魔附身的蔡政府，有膽核四公投對決嗎？ <text:line-break/><text:line-break/>ETtoday名家 &amp;;#124; ETtoday新聞雲 <text:line-break/></text:p>
      <text:p text:style-name="P1">陳真   |  2018.08.28 16:56   |   <text:a xlink:type="simple" xlink:href="http://palinfo.habago.org/Entry?Command=Information_PrintForum&amp;iPage=61#FORUM36893"><text:span text:style-name="T1">#</text:span></text:a></text:p>
      <text:p text:style-name="P2">以核養綠是不想漲電費公投 台大醫師：大嬸智慧勝書生 <text:line-break/><text:line-break/>https://udn.com/news/story/6656/3333818 <text:line-break/><text:line-break/>2018-08-27 <text:line-break/><text:line-break/>聯合報 記者吳淑君╱即時報導 <text:line-break/><text:line-break/>因為憂心2025非核家園帶來的災難，台大醫院前副院長王明鉅日前上街頭，到台北車站號召以核養綠公投連署，被拒絕20次後，轉機竟是出現在一旁的街友，志工解釋以核養綠落落長，現場大嬸看不下去，脫口說就是「不想漲電費的公投」「不想吸髒空氣的公投」，王明鉅驚呼，大嬸智慧比他們這些書生強多了。 <text:line-break/><text:line-break/>王明鉅在臉書PO文，紀錄他25日在台北車站南三門當連署志工的遭遇，他再也不怕被任何人拒絕了，許多人看了深受感動，也要投入當志工，找人連署。 <text:line-break/><text:line-break/>王明鉅說，當天他主動問了20幾次，沒有一次能和路人說上超過10個字。他心想完蛋了，突然坐在地上的街友，對著他大聲叫著，「你們在那邊走來走去找人簽，我們不是人嗎？為什麼不來找我簽」，他一聽立刻走上去，把連署書、筆與背板全部遞上。 <text:line-break/><text:line-break/>接下來，他收到一位來自核能研究所的連署書，也收到兩位年輕情侶一共四份的連署書，還收到專誠帶著兒女，說一定要看到王院長的臉書老友的當場連署。更有人一口氣要了20份，問我下午南三門還會不會有人在，她會簽好立刻送回來，他超開心的。 <text:line-break/><text:line-break/>有許多不清楚「以核養綠」公投，年輕志工向他們解釋，沒想到現場的大嬸阿姨，教年輕人說，就告訴他們「不想漲電費的公投」「不想吸髒空氣的公投」就對了啦。還有位阿姨教他，應該透過軍公教團體，透過社區的各種協會與組織去發放，保證一下子就能拿到十萬份，他感嘆，大嬸的智慧，真的比他們高得多。 <text:line-break/><text:line-break/>王明鉅說，30萬人連署書目標，達不達得到他不知道，但他知道大家沒有放棄的資格。雖然8月31日是預定的終點日，但他想也許下周六的9月1日還有一個最後衝刺的機會。畢竟，這個攸關台灣未來40年能源穩定的事，實在太重要了。 <text:line-break/><text:line-break/>================= <text:line-break/>王明鉅／政黨輪替、非核家園信仰成真　我反核信念卻開始動搖 <text:line-break/><text:line-break/>2018年06月25日 <text:line-break/><text:line-break/>文／王明鉅 <text:line-break/><text:line-break/>第四核能發電廠，從二十多年立法院通過預算開始，就一直是當時在野黨反對的焦點。在野黨連續幾次要求核四公投的「千里苦行」。以及到了2014年太陽花學運結束之後，反核人士因為認為公投法把公民投票修成鳥籠公投，改為以「禁食」要求停建核四。 <text:line-break/><text:line-break/>2011年的日本311大地震的福島核災，更為反對核四增加了最強力的理由。於是在可能失去政權的威脅之下，執政黨先是提出核四公投但是不敢付諸行動的革命性主張，隔年就作出了封存核四等待公投的決定。 <text:line-break/><text:line-break/>從很久之前的「千里苦行」開始，我一直都反核。我反核的認知是，一：核能很危險。二：台灣根本不缺電。三：核四根本就是黨國威權體制下代表性的黑箱工程。核四根本就不必蓋，當然更不能啟動。反核四就等於是反國民黨威權，所以在追求台灣自由民主的同時，當然一定、絕對要反核也反核四到底。 <text:line-break/><text:line-break/>在那個封存核四決定的當下，我也歡欣鼓舞。反對了那麼久的事，終於成功。令人討厭的政權終於露出敗象，當然開心。 <text:line-break/><text:line-break/>雖然那只不過是四年前，但即使到了那個時候，我承認我對台灣到底該有什麼樣的能源政策？ 到底燃煤、天然氣、核能或是綠能發電，到底各有什麼風險？ 到底各會要多少成本？ 到底會對人體產生什麼傷害？ 以及更技術性的問題，到底核四是什麼碗糕，為什麼明明很老舊的核一、核二可以繼續用，但是全新的核四就是不能用……。的確是完全無知的。 <text:line-break/><text:line-break/>當時我只知道，反正反核四就是反國民黨，停建核四就是反國民黨的勝利，其他的就不必管那麼多了！政黨輪替了，非核家園的信仰也成真了，甚至都寫進電業法了。然後核四的燃料棒也準備送回原廠報廢了。 <text:line-break/><text:line-break/>當一切都將成為事實的時候，我反核的信念卻開始動搖了。因為我開始理解，台灣的能源政策絕對不只是擁核、反核這麼簡單。這是個一定要考慮台灣未來產業對能源的需求，考慮各種發電方式的風險與成本的利弊得失，考慮各種方式對環境與每一個人的身體健康的複雜問題。 <text:line-break/><text:line-break/>這麼複雜的問題當然不能用「我是人，我反核」這麼簡單又煽動的詞句來處理與全部概括。即使是核電到底有多危險？台灣到底缺不缺電？ 如果把反國民黨的成分去掉之後，仍然一定要反核四到底嗎？這些更技術與更枝節的問題，我也開始有了不同的答案。 <text:line-break/><text:line-break/>我贊成台灣應該要有核能發電。至少在風力與太陽能發電能在台灣以事實證明，它們真的能成為台灣需要用電時就能提供電力。否則我認為應該保留必要時可以啟動的核四龍門電廠，來為台灣提供需要的電力的可能性。 <text:line-break/><text:line-break/>我贊成台灣應該要有核能發電。因為我在這二年中間，理解了過去所不理解的許多事。更理解了過去的反核，其實摻雜了太多對於政治的好惡。過去的反核四其實是反對國民黨，而不是把它單純地當作一個攸關台灣未來的能源問題來思考。 <text:line-break/><text:line-break/>我贊成台灣應該要有核能發電。因為我們已經利用核能發電來提供台灣所需要的電力三十多年。至少它到目前為止都是安全的。我也沒見到無論是中央或是地方政府，雖然明明就在核一、二廠旁邊幾十公里，但也根本沒有任何人，真的像是身旁就有一隻可怕的大老虎，天天戰戰兢兢戒慎恐懼，天天擔心核能電廠隨時可能發生大災難。完全沒有。你如果看過相關的核災演練，你就知道，即使是參加演練的人，都沒人是真的擔心明天就會發生核能大災難的。 <text:line-break/><text:line-break/>▲▼王明鉅，現任台大醫學院麻醉科教授。處理過數百件醫療糾紛。曾任台大醫院副院長及台大醫院竹東分院院長。著有翻轉醫療一書。希望翻轉思維，善用自動化、資通訊科技及人工智慧來因應台灣未來20年高齡少子危機。。（圖／翻攝自王明鉅臉書） <text:line-break/><text:line-break/>▲作者王明鉅，為現任台大醫學院麻醉科教授。（圖／翻攝自王明鉅臉書） <text:line-break/><text:line-break/>我贊成台灣應該要有核能發電。因為我知道，台灣開始缺電了。尤其是我們如果真的要繼續發展我們引以為傲的半導體高科技產業的話，在地球氣候已經愈來愈極端的現在，台灣的用電需求一定會持續增加。 <text:line-break/><text:line-break/>我贊成台灣應該要有核能發電。因為這是我在考量發生災難之後的風險，對於環境與人體健康的傷害，穩定性與成本這些因素之後，認為如果和完全廢核比較起來，對台灣更可能作到，也更有利的決定。當然這只是我個人的考量。你當然也有你自己的考量。 <text:line-break/><text:line-break/>到底要完全廢除核能發電，免得萬一發生像311一樣的地震時，可能發生的核災風險？ 雖然那個核災我深入了解之後，發現更可能不是地震而是人禍才造成的。還是要儘量少用火力發電尤其是燃煤發電，免得不斷製造傷害健康的大量PM2.5，免得讓地球暖化愈來愈嚴重，讓酷熱與水災輪流傷害台灣？ <text:line-break/><text:line-break/>每個人有每個人不同的答案。每個人也要尊重別人的不同答案。如果台灣真的要全面廢除核能發電的任何可能性，當然應該讓所有的人都先有了充分的資訊與對台灣的能源政策與核四電廠有了充分認識之後，再以公民投票，尊重每一個人意見的方式來解決。 <text:line-break/><text:line-break/>這個會攸關每一個人的健康，也可能會攸關每一個人的生命財產安全，更可能會直接影響每個家庭、每家公司的電費與產業是否投資的種種經濟利益的重大問題，如果都沒有資格以公民投票來解決，那還有什麼問題，更有資格也更值得用公民投票來解決呢？ <text:line-break/><text:line-break/>十幾年前，反核者用千里苦行要求以公民投票的方式，來決定要不要停建核四。四年前，反核者認為公民投票已經在當時的執政黨修法之下，變成鳥籠公投。認為公投已經不可能反核成功，所以改用禁食要求停建核四。 <text:line-break/><text:line-break/>只可惜雖然「鳥籠公投法」，已經因為修改法律變成門檻很低，幾乎事事可以公投的「自由自在公投法」了。但是執政者卻已經忘了，他們在野時苦行所走過的幾千幾萬公里，要求落實人民自己決定自己未來，「核四公投」的一貫主張。 <text:line-break/><text:line-break/>他們已經直接就把廢核、廢核四，這個攸關每一個人的事，不必再講什麼人民自決，什麼公民投票，執政黨直接就替每一個人決定了。他們把他們的黨意直接等同民意，就是要廢除核能與核四，把它直接就寫進電業法裏，然後拿著一切依法辦理的藉口，阻擋任何想要「核四公投」的意見。 <text:line-break/><text:line-break/>公民投票是基本人權。針對會影響每一個人的健康與生命安全，會影響每一個人的荷包，會影響每一個人未來的重大政策，公民投票更是最最基本的人權。「鳥籠公投法」修改了，新的「讓你不能公投的公投法」誕生了。執政者這麼快就忘掉了他們過去認為，「人民最大」，「人民自己決定自己的未來」這些最基本的人權理念嗎？這麼快就把他們當年最痛恨的「黨意等於民意」，變成現在徹底執行的政治信念了嗎？ <text:line-break/><text:line-break/>他們真的忘了嗎？ 還是他們沒有忘，只是執政之後突然發現，人民都很笨，當然一切就由我們來替他們作主就行了呢？你我都是人民。你我是不是都很笨，要別人來替我們作主才行？如果連這種絕對影響你我甚至你我的下一代，未來幾十年的生活、生命、財產、安全的大事，都這樣就讓別人替我們決定了，那未來我們自己，真的還能決定我們自己的未來嗎？ <text:line-break/><text:line-break/>●作者王明鉅，為現任台大醫學院麻醉科教授，處理過數百件醫療糾紛，並曾任台大醫院副院長及台大醫院竹東分院院長等職。著有翻轉醫療一書。希望翻轉思維，善用自動化、資通訊科技及人工智慧來因應台灣未來20年高齡少子危機。本文出自王明鉅臉書《核四公投—從反對核能到贊成核能》一文。 <text:line-break/><text:line-break/>原文網址: https://goo.gl/F1ZZMn</text:p>
      <text:p text:style-name="P1">陳真   |  2018.08.28 11:45   |   <text:a xlink:type="simple" xlink:href="http://palinfo.habago.org/Entry?Command=Information_PrintForum&amp;iPage=61#FORUM36892"><text:span text:style-name="T1">#</text:span></text:a></text:p>
      <text:p text:style-name="P3">前些日子，帶小孩去圖書館看書，數百個警察與便衣沿路戒備部哨，如臨大敵。想不到抵達圖書館之後，居然連圖書館入口廣場與電梯入口也被一大群便衣特務給佔領。小孩很害怕，問我說："怎麼那麼多警察？警察是在抓壞人嗎？" <text:line-break/><text:line-break/>我故意大聲回答說："不是哦，警察不一定都是抓壞人，他們現在是在保護壞人。"小孩驚訝地大叫一聲 "啊！？怎麼會這樣？" 我說："因為壞人常常會當大官，警察得乖乖聽話"。 <text:line-break/><text:line-break/>想不到一位便衣聽到我們的對話之後，居然馬上一個箭步衝過來想攔住我。我沒理他，直視了他一眼，他就停下了腳步，眼神充滿警戒，一直盯著小孩的書包看，大概是以為裏頭裝著炸彈，其實裏頭只有兩片尿布和一個奶瓶。 <text:line-break/><text:line-break/>類似這樣一種沿路重兵戒備的場面，我光是這兩年在高雄和台南就見過四、五次。不過，這一次比較特別，沿路重兵部署至少長達五、六公里，從左營到前鎮，橫跨整個高雄。類似場景，我只曾經在戒嚴時期看過幾次，例如 1986年的 5月19號，我們數十名黨外人士，在 "聚眾抗議唯一死刑" 的戒嚴令威脅底下，前往龍山寺聚集，準備去總統府抗議長達38年的戒嚴令。那一次，就跟現在一樣，沿路無數軍警戒備，長達數公里，佔領了每一條大街小巷。 <text:line-break/><text:line-break/>綠油油的陳芳明在蔡啥小當選所謂 "總統" 之後，寫文青式的文章很溫馨地讚嘆說：拒馬再見，滾地龍、鐵蒺藜再見，鎮暴部隊再見，偉大的民主來臨了，人民解放了，從此人民跟執政者之間再也沒有距離，再也不用防範人民的心聲，多麼美好啊！多麼感人啊。 <text:line-break/><text:line-break/>我常覺得，這些人怎麼都不會為自己的言行感到羞愧？ <text:line-break/><text:line-break/>底下有些照片，拍得不錯。最好裝甲車兩旁應該架起機關槍才更對味。 <text:line-break/><text:line-break/>https://goo.gl/UEan2T <text:line-break/><text:line-break/>https://goo.gl/6SmcFz <text:line-break/><text:line-break/>每天看著這些小頭銳面綠油油的政治蟑螂貪婪胡搞作威作福裝腔作勢，實在很難受。究竟幾時才能把這些歹徒繩之以法？我估計是不會有那一天的到來，因為人世現實法則的基本故事架構跟好萊塢電影演的往往不一樣；現實世界始終是英雄落難，好人倒大霉，而人渣蟑螂卻是不管如何改朝換代，一路吃香喝辣肥滋滋到底。 <text:line-break/><text:line-break/>不過，我信這一套。因為，倘若現實人生都跟好萊塢電影演的一樣，好人或英雄眾人仰慕愛戴，而人渣個個被繩之以法，眾人唾棄；倘若現實人生是這樣，那還會有人要當壞人嗎？豈不是大家都爭先恐後要當大俠了。 <text:line-break/><text:line-break/>唯有當後果幾乎是註定不幸的，悲慘的，痛苦的，"善" 也從而才具有它動人的意義。"我願意下地獄" 是動人的，"我願意上天堂" 則只是一句廢話。</text:p>
      <text:p text:style-name="P1">張華   |  2018.08.27 20:07   |   <text:a xlink:type="simple" xlink:href="http://palinfo.habago.org/Entry?Command=Information_PrintForum&amp;iPage=61#FORUM36891"><text:span text:style-name="T1">#</text:span></text:a></text:p>
      <text:p text:style-name="P2">「以核養綠」連署人數好像沒有很理想, 年底拿不拿的到這張公投票還不一定呢. 另外若中選會判定公投案是否適法的標準真的是" 合不合憲" , 那麼對大法官的釋憲文視而不見的反同三公投怎麼給他通過了? 真是雙重標準自打嘴巴令人受不了.</text:p>
      <text:p text:style-name="P4"/>
      <text:p text:style-name="P1">陳真   |  2018.08.27 19:14   |   <text:a xlink:type="simple" xlink:href="http://palinfo.habago.org/Entry?Command=Information_PrintForum&amp;iPage=62#FORUM36890"><text:span text:style-name="T1">#</text:span></text:a></text:p>
      <text:p text:style-name="P2">【Yahoo論壇／唐湘龍】十分鐘，救台灣 <text:line-break/><text:line-break/>唐湘龍 <text:line-break/><text:line-break/>政事觀察站 <text:line-break/><text:line-break/>2018年8月27日 <text:line-break/><text:line-break/>十一月二十四日，九合一選舉投票。這場選舉結果，對台灣未來命運有決定性的重要。 <text:line-break/><text:line-break/>我們將決定這個三萬六千平方公里的島嶼未來還能不能住人。這裡頭如果有一張選票可能要了民進黨的命，一定是這張。但是，希望大家不要從政治看待這張選票。 <text:line-break/><text:line-break/>九合一是地方選舉。今天開始登記。終究是「九合一」，你拿到的選票之多、之重會讓你手痠。但如果有一張選票非投不可，就是這一張。「以核養綠」。這是公投。公民投票。這張票跟其他任何選票不一樣。以前沒有。以後也不會有。今年有沒有？還不知道。但如果問我，什麼事影響未來最深遠，不投會後悔？就是這張公投票。 <text:line-break/><text:line-break/>這張公投票，不為任何人。我們為自己投。從今天開始，最後一周不到的時間，全力為這個公投催生。這個公投完全由專業資深人士以及業餘年輕朋友推動，他 們只是痛恨、焦慮台灣的能源政策被政客操弄成一種完全無法討論的非理性狀態。「反核」無限上綱，「燃煤」卻偷偷越位，台灣眼看將陷入與全球趨勢背道而馳的災難，他們默默努力想為台灣留下一點可住人的可能。 <text:line-break/><text:line-break/>跟他們的熱情、堅持和信念相比，我在這些年因為「反反核」所遭遇的政治攻擊根本不算什麼。 <text:line-break/><text:line-break/>這個公投提案一波三折。過程中遭遇到來自執政黨的打壓、干擾，中選會的技術杯葛之多，一言難盡。這些，現在都不說了。抱怨、憤怒，無濟於事。做就對了。要做什麼？連署。 <text:line-break/><text:line-break/>幫忙連署。更重要的，幫忙拉連署。你會常常聽到政客說「為了下一代」。絕大部份「為了下一代」，其實都是為了：一、為了當民代；二、為了裝口袋。但是「以核養綠」公投，不只「為了下一代」，其實，千秋萬代。而且，現在在主推這個公投的，就是「下一代」自己。 <text:line-break/><text:line-break/>到昨天這個周末為止，這個公投提案在沒有任何系統動員表態支持的情況下，拿到十四萬張連署書。一半。如果你還沒有連署，請上網下載連署書，完成連署寄回清華大學。 <text:line-break/><text:line-break/>這是台灣第一次。以目前把「反核」高度意識型態化、高度政治化的民進黨小動作之多，這鐵定也是台灣最後一次。 <text:line-break/><text:line-break/>不要以為非民進黨都支持。不是。這是一個台灣人已經被洗腦三十年，政治人物幾乎都表態過的議題。許多人和黨，都拉不下臉，都回不去了。雖然馬英九表態支持，雖然江宜樺表態支持，雖然劉兆玄表態支持，但國民黨不敢支持這個公投。新北市長朱立倫、候選人侯友宜也都以技術理由「婉拒」這個公投。國民黨仍然被綁架在「非核家園」的假議題上，立場分裂。 <text:line-break/><text:line-break/>這個公投如果通過，國民黨小傷，民進黨大傷。國民黨傷皮肉，民進黨裡子、面子全毀。因為這個原因，國民黨不會積極杯葛，但民進黨無所不用其極。呼籲公民朋友，尤其是過往反核反到失心瘋的朋友們，捐棄政治成見，從台灣能源政策的現實性與迫切性，一起進場投票。 <text:line-break/><text:line-break/>這個公投的發動與我無關。但理念完全一致。關于台灣該有的能源政策論述，我做一個「終極版」的整理。因為，如果這次沒過，以後也不必做了。 <text:line-break/><text:line-break/>一、台灣是封閉性能源環境。沒有任何電網、氣網。現在，九十九%能源靠進口。八十五%的電力靠燃燒。燒煤、燒氣、燒油，還加上一點點燒垃圾。 <text:line-break/><text:line-break/>二、電力是國家發展的任督二脈。電力來源需要滿足「安全」、「乾淨」、「穩定」、「便宜」。這四個目標都非常、非常重要。但如果一定要排一個優先順序，就是這樣排。世界上沒有一個地方有一種能源可以滿足所有目標。我們必須選擇。 <text:line-break/><text:line-break/>三、任何系統的電力結構配置一定要有「穩定」、「便宜」為優先考量的基載電力。在台灣，基載電力只有兩種選擇：核能，或是燃煤。只要核能被廢，所有的電力缺口一定用燃煤來補。「反核」、「反煤」，台灣只能二選一。非常現實。 <text:line-break/><text:line-break/>四、天然氣發電「有點貴，有點不穩定」。綠能發電「非常貴，非常不穩定」。「有點便宜，有點穩定，但非常非常髒的，是燃煤」。安全、乾淨、穩定、便宜的唯一選擇，就是核能。 <text:line-break/><text:line-break/>五、核廢料是個問題。不管境內處理、境外處理，這個問題之所以是問題，因為反核政客不肯放手。 <text:line-break/>六、去年，全球碳排放最高的發電廠，台中火力排第一。雲林麥寮排第五。尤其中火，遙遙領先全世界所有發電廠。但未來，台北一定追上來。北部用掉全台灣四十五%的電。只要廢核，就是進煤。每座超大燃煤機組至少運作四十年。林口已經開始了，接下去就是深澳。 <text:line-break/><text:line-break/>七、燃煤電廠不只是排碳。燃煤電廠同步排出的，一定是致癌的PM2.5。反核，就是反對乾淨的空氣。反對健康。反對讓自己和家人免於各種癌病變。 <text:line-break/><text:line-break/>八、世界衛生組織早就把空氣污染列為一級致癌物裡的表列第一名。所謂「一級致癌物」，是指「確定致癌」。所以，反煤是普世價值。反核只是民進黨的「普黨價值」。 <text:line-break/><text:line-break/>九、林義雄比你家人還要親？你竟然為了林義雄的面子而「反核」，卻不為了家人健康而「反煤」？ <text:line-break/>十、綠能要發展。但綠能是為了取代燃煤，不是核能。為了發展目前還只能算是「安全玩具」的綠能，必須維持核能。這就是「以核養綠」。核綠並重。 <text:line-break/><text:line-break/>其他的，不說了。花十分鐘完成這份連署書，將是你身為公民為自己和家人所做最有意義的一件事。只要連署成案，台灣將會有真正的改變。</text:p>
      <text:p text:style-name="P1">陳真   |  2018.08.27 17:58   |   <text:a xlink:type="simple" xlink:href="http://palinfo.habago.org/Entry?Command=Information_PrintForum&amp;iPage=62#FORUM36889"><text:span text:style-name="T1">#</text:span></text:a></text:p>
      <text:p text:style-name="P3">支持以核養綠公投(一) <text:line-break/><text:line-break/>陳真 2018. 08.27. <text:line-break/><text:line-break/>人渣黨長年以來把公投捧成神聖不可侵犯不容質疑的人權與普世民主價值，可是，一旦面臨對己不利的公投，便百般無恥地阻撓刁難。 <text:line-break/><text:line-break/>在這島上，做為一個反核元老，我絕對當之無愧。三十幾年前，台灣第一次反核遊行抗爭，就是我和戴振耀等人不眠不休大街小巷到處宣傳所發動。兩年後(1987年)與施信民、張國龍等人歷經五次籌備會議，創立台灣環境保護聯盟，擔任核能組學術委員與執委、創立高雄分會等等。七年後(1994年)，應邀參與林義雄所成立的核四公投促進會，參與千里苦行及千人守夜等抗爭，無役不與。 <text:line-break/><text:line-break/>對於核電，三十幾年來我有兩種基本態度：一是反核，二是公投。我雖反核(正確地說是反對台灣 "大量" 興建核電廠)，但是基本上我同意林義雄的主張，亦即重大公共議題若有爭議，應該透過公投解決。正是在這樣一種想法之下，我才參與核四公投促進會。 <text:line-break/><text:line-break/>但林義雄及該促進會顯然已經完全忘記當初信誓旦旦的所謂 "公投作主人" 的理想，竟然以造謠抹黑、妖魔化核電及核電支持者的方式來推動反核；尤為齷齪的是，透過極其卑鄙的政治動員，把一種理應訴諸理性決策的議題，轉化成一種藉以打擊政治異己、藉以奪權的思想檢查工具及神聖道德命題，誰敢不反核，誰就是不忠不義的敵人。過去我以核四公投促進會為榮，這些年卻只感到可恥與厭惡，不擇手段，只求目的，甘為政治打手。 <text:line-break/><text:line-break/>這四、五年來，因為反煤減碳的思考，我不再支持廢核四，畢竟如果核電一時無法取代，何必放著安全的核四新機組不用，卻反而啟用核一核二核三等陳舊機組？天底下有這種道理嗎？再說，就算反核，有可能 "馬上" 廢除核電嗎？ <text:line-break/><text:line-break/>我不太想進行這類爭議，畢竟正反立場總是各自會有一些道理。重要的是，這事情既然已經吵了三十幾年，理當透過公投，做一個了斷，別讓環保蟑螂與政客人渣從中繼續上下其手，謀取政治利益，卻拿大家的健康做為一種代價。 <text:line-break/><text:line-break/>核電一旦出事，依其出事等級，後果難料。但是，依照人渣黨目前這種火力(發電)全開的幹法，無異立即性的集體自殺。 <text:line-break/><text:line-break/>陳真 2018.08. 27. <text:line-break/><text:line-break/>p.s.: <text:line-break/><text:line-break/>希望底下這個公投提案可以通過連署門檻。非常重要。 <text:line-break/><text:line-break/>http://www.green-nuclear.vote/ <text:line-break/><text:line-break/>注意填寫方式，以免被刻意刁難作廢： <text:line-break/><text:line-break/>住所謂 "六都" 者(台北、新北、桃園、台中、台南、高雄)，請直接填寫城市名稱，勿填 "台灣省" 字樣。 <text:line-break/><text:line-break/>=============== <text:line-break/>冷眼集／擋公投 中選會越來越敢… <text:line-break/><text:line-break/>2018-06-20 <text:line-break/><text:line-break/>聯合報 本報記者李光儀 <text:line-break/><text:line-break/>在去年公投法修法後，中選會已無對公投提案進行實質審查的權力。不過中選會昨天一口氣駁回五個公投提案，其中有四個是藍營「孫文學校」發動、政治立場明確的公投案，但被駁回的理由卻模糊不清，只能說，中選會真的「越來越敢」。 <text:line-break/><text:line-break/>中選會主委陳英鈐曾說，中選會判定公投案是否適法唯一的標準是「是否合憲」。其實，這句話本身就有問題。是否違憲或合憲，豈是中選會可以決定？ <text:line-break/><text:line-break/>退一萬步言，就算中選會真的是以「合憲與否」做為公投案是否能成案的標準。縱觀昨天遭中選會駁回的公投案，有兩案與公教年改案有關，一案是電業法非核家園，一案是促進轉型正義條例，四案都是單純的法律複決案；與憲法扞格與否根本八竿子扯不上關係。 <text:line-break/><text:line-break/>當然，中選會所持的駁回公投案的理由是「限期補正未補正」，但先前中選會只是用抽象性的「公投主文未具客觀中立性」為由要求補正，提案人縱想修改主文，恐也無所適從。 <text:line-break/><text:line-break/>中選會理應是獨立機關，然從公投案審議結果觀之，卻難掩雙重標準和斧鑿痕跡。如相同有國際條約、協定適用問題，東京奧運正名公投輕鬆過關，反核食公投就被一再刁難。 <text:line-break/><text:line-break/>此外，依照公投法，公投案必須在十月二十四日前完成第二階段連署，才可能和年底九合一大選合併舉行。如今仍有眾多提案或被要求補正，或說要舉行聽證會，或根本審查無期，就算最後不是駁回，也已高度壓縮連署的時間，增加公投過關的困難度。也難怪，中選會稱自己是依法行政，外界卻質疑更像刻意「玩法杯葛」。</text:p>
      <text:p text:style-name="P1">陳真   |  2018.08.26 15:57   |   <text:a xlink:type="simple" xlink:href="http://palinfo.habago.org/Entry?Command=Information_PrintForum&amp;iPage=62#FORUM36887"><text:span text:style-name="T1">#</text:span></text:a></text:p>
      <text:p text:style-name="P2">范老師剛傳來，提到最近中風，請家人口述一篇文字如下。 <text:line-break/><text:line-break/>陳真 <text:line-break/>……………… <text:line-break/>〈我要救台灣，我要選總統〉 <text:line-break/><text:line-break/>范光棣 <text:line-break/><text:line-break/>我是83歲的退休教授，住在自己打造的樂園，過著含飴弄孫，天人合一的退休生活。從來不管政治。 <text:line-break/><text:line-break/>前幾天突然中風，一邊手腳癱瘓，當天晚上做了一個夢：夢裡我在總統府宣布中華民國中立。 <text:line-break/><text:line-break/>我從來不相信託夢，但這個夢是我一生中最清晰的夢。我想起古代聖人有一句話： <text:line-break/><text:line-break/>“天之將降大任於斯人也，必先苦其心志，勞其筋骨。” <text:line-break/><text:line-break/>我現在身心正在受著最大的折磨，但我心中只在思考如何解決台灣困境的方案。以下是我認為最好的答案： <text:line-break/><text:line-break/>台灣夢三部曲 <text:line-break/><text:line-break/>（一） 當選總統當天宣布： <text:line-break/><text:line-break/>外交政策：中華民國中立，沒有敵人，只有朋友。 <text:line-break/><text:line-break/>國防政策：立刻停止購買武器，把省下來的經費用來造福人民。 <text:line-break/><text:line-break/>（二） 三個月內成立兩岸和平統一協調會。簽訂結束內戰協議，在維持台灣現有社會制度及生活方式的大原則之下，開始商討和平統一事宜。 <text:line-break/><text:line-break/>若一年之內統一大原則沒有商定，我會辭職。 <text:line-break/><text:line-break/>（三） 願景： <text:line-break/><text:line-break/>A. 建設台灣成為大同和平島 <text:line-break/><text:line-break/>運用停止軍購節省下來的錢及國軍人力，把台灣打造成均富、和諧、美麗的和平島。 <text:line-break/><text:line-break/>B. 統一後，邀請聯合國總部進駐台灣。 <text:line-break/><text:line-break/>把國軍轉變成聯合國維和部隊。</text:p>
      <text:p text:style-name="P1">陳真   |  2018.08.25 22:30   |   <text:a xlink:type="simple" xlink:href="http://palinfo.habago.org/Entry?Command=Information_PrintForum&amp;iPage=62#FORUM36886"><text:span text:style-name="T1">#</text:span></text:a></text:p>
      <text:p text:style-name="P3">就整體而言有利於整個中國之事，並不一定有利於島內居民，緩統即是一例，因為緩統意味著兩岸之間落差的持續擴大，直到有一天 (也許十數年或數十年)，統一自然水到渠成。這對大陸當局或許是最輕鬆簡單的一條途徑，但是對於生活在這島上的人來說，卻是一種折磨 。 <text:line-break/><text:line-break/>只要人渣黨存在台灣的一天 (即便它不是執政者)，只要美日仍然持續殖民台灣，我看不出緩統之路還會有其他的可能性；台灣只會持續破敗，持續被島內貪婪政客及美日掏空。這樣一種折磨已經長達至少二十多年，真是受夠了。 <text:line-break/><text:line-break/>人渣黨的貪污腐敗已經到了一種絲毫不顧吃相非常不可思議的地步，賣官鬻爵，雞犬升天，動輒幾千幾百億地貪污。台灣能有多少資產足以餵飽這群貪婪人渣無底洞般的胃口？也許有些人會有這樣一種奇怪的想法就是：不如讓人渣黨繼續掌權，繼續肆無忌憚地貪污，繼續掏空台灣，讓台灣加速墮落沉淪，豈不是可以早日統一？ <text:line-break/><text:line-break/>這樣一種想法，在我看來，恐怕只是一廂情願。畢竟老實說，中共當局怎麼會在乎你窮或在乎島內人民的痛苦？你只要不跑掉，不獨立，就算再怎麼窮，再怎麼胡搞瞎搞，對於整個中國復興大業來說其實也只是小事一樁。 <text:line-break/><text:line-break/>因此，我只有一個看法：兩岸統一越快越好，越主動越好，越有談判籌碼。至於作法呢？我覺得也許就是攤牌：透過公投，看是要統或獨，儘早做個了斷，儘早讓上帝的歸上帝，撒旦的歸撒旦；和稀泥是沒有意義的，只是延長痛苦。 <text:line-break/><text:line-break/>我們每個月挑一個星期六下午在師大路與和平東路口老地方靜站，基本上就是基於這樣一種想法。 <text:line-break/><text:line-break/>站在這想法的絕對對立面則是另一種想法，那就是人渣黨的基本心態，簡單說就是：人渣政客及其一大票徒眾並不是真的要獨立，那當然是騙人的，但是透過這樣一種操弄與騙術，卻可以在島內興風作浪上下其手。每一個都吃得肥滋滋，而且結黨營私近親繁殖，吃完一代又傳下一代。對於這些人渣來說，能夠吃越久越好。在這一點上，也許他們的想法跟中共當局有著某種一致性。 <text:line-break/><text:line-break/>我若是中共領導人，我對這樣一個只是一心想著錢的人渣黨根本不可能當一回事，甚至還會樂觀其成，畢竟就如蔣介石所說：只要是用錢可以解決的事，都不是困難的事。 <text:line-break/><text:line-break/>你知道中共目前在台灣最大的代理人是誰嗎？就是柯文哲那個無恥透頂品格卑劣的混蛋。你可能會覺得我想太多，但我的確是這樣想的。對此我不敢打包票，但九成以上的準確性應該是有的。台灣就這麼一個巴掌大，很多所謂檯面下的人與事，其實一清二楚。你每天在報上電視上所看到的所謂新聞或一大堆評論，其實全是鬼扯蛋，全然遠離事實真相。 <text:line-break/><text:line-break/>就比方說舉個例，至少在雲嘉南屏東等地，執政者是誰呢？當然就是黑道(與黑白兩道通吃的財團)，不折不扣殺人放火包娼包賭的黑道。至於政治人物，只是黑道的一個小弟，一隻走狗而已。難道這是秘密嗎？當然不是。你倒是應該說：難道會有圈內人不知道這些基本事實嗎？可是，對此，你敢再多講一些嗎？我是不太敢的。這就是台灣所謂神聖民主的真實面貌。 <text:line-break/><text:line-break/>回到無恥齷齪的柯文哲。由此你也可以發現這樣一個原則：我們就算再怎麼熱愛祖國熱愛黨，畢竟仍然必須是個自由人，不能一切都 "黨說了算"。政治在一種所謂大架構的集體利益底下，諸如這類所謂小是小非，相對來講自然微不足道，只要有利於更大的目標，支持一個人渣又何妨？可是，並不是 "所有人" 都應該要有這樣一種信奉功利主義(utilitarianism)的集體精神。 <text:line-break/><text:line-break/>一如文法，規範了日常語言，但有一種東西叫做詩，不受文法規範，不走集體路線，不打算盤。也許正是這樣一種站在風口浪尖不合文法的東西，恰恰保存了語言應有的本質，使之得以持續演變而不致滅頂。</text:p>
      <text:p text:style-name="P1">小余   |  2018.08.25 09:30   |   <text:a xlink:type="simple" xlink:href="http://palinfo.habago.org/Entry?Command=Information_PrintForum&amp;iPage=62#FORUM36885"><text:span text:style-name="T1">#</text:span></text:a></text:p>
      <text:p text:style-name="P2">大家很關心的美中貿易戰，在這轉貼王孟源先生的見解，他在八方論壇的視頻我是看完全部的，跟這篇的見解大同小異，只是會多談到些愚蠢的台灣執政者的想法 <text:line-break/>其實，個人覺得，如果中美爭霸能鬥而不破，對台灣最好，一旦兩強撕破臉，對岸也不用顧忌國際觀感了，為了政權維持，直接統一台灣就好了，分散注意力 <text:line-break/>所以看到綠營對中美貿易戰以及西方世界圍堵中國特別開心時，覺得真是一群蠢蛋....更加認定他們是美日的走狗... <text:line-break/><text:line-break/>---------------------------- <text:line-break/><text:line-break/>最近我上了史東先生的《八方論壇》節目，題目是《檢視中美貿易的現狀與前景》（參見https://www.youtube.com/watch?v=K8_bdlSxz9g&amp;;t=1023s ），已經討論過這個話題。不過受訪問沒有字斟句酌的機會，所以總會有些遺漏，而且並不是每個讀者都是《八方論壇》的訂戶（我鼓勵大家訂閲支持一個獨立而且有良心、有水準的節目），所以在此重複這個議題，試圖做些增補。不過受篇幅所限，有些已經詳細解釋過的論點，可能反而會寫得簡略些。看過完整版訪問視頻的讀者，所得會更多。 <text:line-break/>歐美最近這一波遏制中國崛起的努力，源自中國出乎其意料的成功。在中國之前，能從第三世界完成產業升級、加入原本都是老牌工業國家（即歐美日澳）的高度開發經濟體行列的，只有幾個“小龍”；這裏的重點是那個“小”字。他們的人口總數還不到一億，在政治、經濟、軍事、金融貨幣和外交上，全都是美國霸主的忠實附庸，或者附庸的附庸（如臺灣對日本、香港對英國）。所以對“既有國際體系”（也就是美國支配一切，而附庸們則得以獨占若干高端實業，享受僅次於美國的生活水準）來説，不但不是挑戰，反而是補充和加强。 <text:line-break/><text:line-break/>這樣的脚本，卻不適用到中國身上。中國的原罪，在於他的體量：一個人口大於所有先進經濟體總和的國家，顯然不可能成爲可靠的附庸；只有分裂和衰弱的中國，才符合美國及其附庸的長期利益。 <text:line-break/><text:line-break/>美國的霸權，建立在軍事、宣傳和金融這三股力量之上。實際上要打擊霸權的挑戰者，軍事手段的代價極高，只有在二戰那樣沒有其他選項的前提下，才會不得已而爲之。在二戰後70多年，曾有過蘇聯和日本兩個挑戰者，美國分別以宣傳和金融方法將他們從内部瓦解；不但代價幾乎爲零，而且紅利極大，支持了美國在冷戰後的長期繁榮。但是美國得意忘形，沒有注意到同一時期的貿易全球化，導致“既有國際體系”之外的國家開始纍積技術、資本和軍力，其中遠遠最大、最強、最成功的，就是中國。 <text:line-break/><text:line-break/>當然，在冷戰期間，美國就已經預作準備，要遏制任何非附庸國的崛起：當時是以宣傳力量為主軸；在蘇東土崩瓦解的同期，對經歷過文革的中國知青來説，這套神化西方體制的宣傳有很大的吸引力。 <text:line-break/><text:line-break/>然而中共居然存活下來，在高效管理經濟發展的同時，還保持了政治的穩定，從而創造出其後近30年的强勢國力增長。2008年的金融危機是美國為對華宣傳戰失敗做出深刻反省的當頭棒喝，所以一旦稍有恢復，就迫不及待地開始“Pivot to Asia”。但是這時中國已經太過强大：在2010年，中國的工業產值趕過美國；2014年，GDP（購買力平均）也超越了。至此，中國已經大幅突破了美國霸權歷史上挑戰者相對實力的高潮綫，再加上中共對宣傳和外匯的嚴格管理，美國的傳統伎倆都明顯失效。 <text:line-break/><text:line-break/>剛好美國的戰略思想“精英”們，以Joseph Nye為首，已經開發出一套新的遏制競爭對手的策略，叫做“軟實力”（“Soft Power”）；實質上是聯合歐日澳等附庸，更改世界貿易規則，强迫中國改變内部的制度和政策。換句話說，這些損害高速增長能力、甚至危及國家基本團結的有害“改革”，既然無法只靠純粹的宣傳手段誘騙中國自行采納，就必須從外部施加壓力來强迫中國接受。 <text:line-break/><text:line-break/>我並不是說中國不須要改革；事實上中國當前有許多政策對長期發展有很大的扭曲和危害，亟待深刻的檢討和改變，例如房地產業的管理（尤其是稅政）和芯片的發展補助（關於後者，請參見鐵流的博客：https://www.toutiao.com/c/user/6457361522/#mid=6457361522 ）。但是這些改革必須采納從内部理性分析所得的最優方案，依照國情來決定執行細節和步調，絕不能把美國强加的穿腸毒藥照單全收。 <text:line-break/><text:line-break/>所以兩年前，Trump靠著智商低於100的那一半選民支持而當選總統（請注意，我討論的是統計上的主流，所以上面這句話並不代表每個投票給Trump的人都是笨蛋，或者每個笨蛋都投給Trump），是中國的又一次戰略機遇。他一上臺，就退出了軟實力戰略的兩個支柱（即TPP和TTIP），對第三個支柱（即更改WTO的規則）也是不屑一顧。 <text:line-break/><text:line-break/>當然，Trump的支持者對中國並沒有什麽好意，他們只不過是嫌棄軟實力戰略過於緩慢和間接，所以Trump爲了討好自己的基本盤，在期中選舉年采取了對全球掀起貿易戰的不智政策。但是我們不應該忘記，美國全民心中的主要敵人，還是中國；而關稅是一種兩方皆輸的政策，所以一旦其負面後果開始呈現在美國經濟上，Trump選擇緩和對附庸的打擊，集中力量對付中國，其實是唯一一個理性的可能。 <text:line-break/><text:line-break/>然而Trump不是一個絕對理性的人，所以他忽然發癲，決定接受中方大筆收買美國農礦產品的綏靖方案，雖然機率很小，卻並非絕無可能。中方的決策者，即使知道美國的真實目的是謀殺而不是搶劫，由於如果僥幸成功，紅利極大，所以知其不可爲而爲之，還是合理的。前面提到的紅利，除了化解Trump任内打擊中國的企圖、反而挑起美歐日的内鬥之外，還有一點一般人不會想到，就是靠注入大筆資金進入美國經濟，幫助Trump連任，延長中國的戰略機遇期。 <text:line-break/><text:line-break/>中方對美國和歐洲的示好，雖然都碰了一鼻子灰，實際上卻並沒有什麽損失，因爲原本若是不作爲，結果也是一樣的。我們是旁觀者，可以說風涼話，但是爲政者卻有責任去做這種成功機率很小的嘗試。這就是爲什麽我在以前的文章裏，總是說中美貿易戰，應該要到美國今年的期中選舉，才有真正轉折的契機。 <text:line-break/><text:line-break/>我認爲中方要利用期中選舉，達到一個自己滿意的結局（也就是在可輕易承受的代價下，結束這一回合的中美對抗），有幾個比較可能的脚本。第一個是在選舉前，對美國經濟造成足夠可見的傷害，讓Trump的支持者回心轉意，反過來要求撤回關稅。既然Trump只在乎個人得失，而不是國家利益，那麽一旦民意轉向，他也必然跟從。這個相對主動的策略是上策。 <text:line-break/><text:line-break/>執行這個上策的前提，是迅速創造足夠的傷害，尤其要讓Trump瞭解他原本以爲貿易戰必勝的邏輯基礎（亦即雙方進出口額的高度不對等）是一個謬誤。因此中方自己不能太過怕痛，要針對在華美國企業做出抽取營收稅的公開威脅，例如GM。GM雖然不算是共和黨的基本盤勢力，卻是美國製造業的傳統領頭羊，在過去十幾年中又對中國市場有了極大的依賴，超過一半的利潤來自中國；一旦GM的中國市場受到威脅，整個企業都有可能在下一個不景氣周期裏再度破產。這樣的危險，是連Trump都能領會的。 <text:line-break/><text:line-break/>然而中方的決策者已經決定不冒這個險。我想他們的分析大概是依循以下的思路：共和黨和民主黨的民粹派一樣是極度而且絕對反華的，美國的政治勢力中，願意和中方妥協的，只有若干財團。這次中美貿易戰，就是美國政治民粹化、財團對美國政策主導能力衰退的一個體現，所以不能進一步得罪他們（最後這一步邏輯推演跨度太大，結論可疑，然而受篇幅所限，我不在此詳細討論），只靠對農產品的關稅來影響美國民意。不過如此一來，Trump妥協的動機就弱化了。這並不是說選舉前達成協議的機會完全消失，而是從50-60%降到了30-40%。我們也必須嚴肅考慮下一個可能，亦即貿易戰要拖過期中選舉。 <text:line-break/><text:line-break/>如果民主黨如目前民意調查預測，重新控制衆議院，再加上Mueller調查案也即將發酵，Trump可能會面臨四面楚歌的危境，不再能裹挾共和黨議員。那麽財團就可能在參議院發力，逐步迫使Trump在關稅問題上做出退讓。但是這是一個被動的策略，中方無法有效參與或影響其進程（除了對GM這樣的企業做私下的威脅；這和上策的差別，在於威脅的時間和是否公開）。而且民主黨對中國的敵意更强，Trump與他們在對中貿易政策上結成Unholy Alliance（邪惡同盟？）的可能性也存在，所以我認爲這是中策。 <text:line-break/><text:line-break/>最糟的策略是認慫，以放棄產業升級、改變國内政策為代價，對Trump投降。我想沒有一個有正義感的華人願意看到這個結局。反正Trump到2020年，幾乎可以確定會敗選，繼任的民主黨總統必然會重拾Obama的軟實力戰略，任何與Trump做出的協議，都沒有存活過2021年的可能，那麽自然沒有理由認慫。中方的下策至少也就是最低程度做出對等報復，咬牙靜待Trump下臺。 <text:line-break/><text:line-break/>這上中下三策，主動權都不完全在中國自己手中，有很大的隨機因素。但是貿易戰對國内經濟的影響，中方如何處置卻純粹是自己的決定；如果放任不作爲，就真是自殘自裁。我最擔心的是扶持高科技發展的補助政策。連美方都知道要以《中國製造2025》為主要打擊目標，而中方卻連其中最重要的芯片產業都縱容假大空文化，允許國外企業的馬甲和買辦騙取補助；明明有兩個真正自主的CPU，卻連黨軍公的采購都不能專注其上。這連美國政府的作爲都遠遠不如，實在是中國之恥。中美貿易戰是長期的鬥爭，無數犧牲所買得的喘息機會卻被無能、自私的官員和奸商揮霍掉了，這才是中國在貿易戰中的最大危機。</text:p>
      <text:p text:style-name="P1">李念淨   |  2018.08.23 16:58   |   <text:a xlink:type="simple" xlink:href="http://palinfo.habago.org/Entry?Command=Information_PrintForum&amp;iPage=62#FORUM36884"><text:span text:style-name="T1">#</text:span></text:a></text:p>
      <text:p text:style-name="P3"><text:line-break/>http://www.storm.mg/article/480280 <text:line-break/>宋義仁 2018-08-23 06:10 <text:line-break/><text:line-break/>這次薩爾瓦多與我斷交事件，外交部長吳釗燮在記者會的說法，實在是一派胡言，有兩件事 <text:line-break/>，他說的不是事實。 <text:line-break/><text:line-break/>第一件，所謂的「要求投資港口及周邊自貿區」，本無其事，臺灣只是被招商的許多國家之 <text:line-break/>一。本來臺灣就不必參與也沒能力經營。但國內自欺欺人，人派了所謂的考察團前來虛幌一 <text:line-break/>招　以致無法下臺，實在可悲。 <text:line-break/><text:line-break/>第二件，所謂的「強索選舉經費」，更是可笑又可惡。臺灣以前是不用強索，自行送來，給 <text:line-break/>前右派執政黨的幾千萬美金完全違法，社會觀感不佳也是造成此次斷交的原因之一。（附註 <text:line-break/>：前總統總統佛羅雷斯在2001年當地發生大地震時，接受了台灣捐贈的震災款項1500萬美元 <text:line-break/>，卻沒有用於救災，佛羅雷斯被指控侵占了這筆款項，自2014年11月起，開始居家軟禁， <text:line-break/>2016年貪瀆案宣判前腦溢血過世；另一位前總統薩卡，涉及洗錢侵吞公款被捕，在野黨指他 <text:line-break/>接受了陳水扁政府對拉丁美洲建交國元首卸任前的「後謝」禮金500萬美金，於2016年10月 <text:line-break/>被捕。） <text:line-break/><text:line-break/>現在薩國的政黨法和反洗錢法，根本不允許也不必要強索外國政府贊助。 <text:line-break/><text:line-break/>其實說句公道話，現在執政的左派FMLN 以前和臺灣全無來往，我們的外交人員也從不與之 <text:line-break/>來往。但他們的表現出乎我外交人員意料之外。第一，就事論事，從不對我方失禮；第二， <text:line-break/>從未以政黨、個人或任何基金的名義要錢，我們的駐在地和部內外交官都很清楚。部長不知 <text:line-break/>道嗎？ <text:line-break/><text:line-break/>因為吳釗燮的不當發言，Roberto Lorenzana 8 月21日對斷交事件的談話說，「臺灣的部長 <text:line-break/>不當發言很讓我們失望，竟然下流到此地步。前所未見，無法形容，因為全是憑空捏造。誣 <text:line-break/>指薩國政府向臺灣政府索取金錢來換取維持邦交。從這事件足證這一位總統，這個政府的高 <text:line-break/>度到底是置於何處。」 <text:line-break/><text:line-break/>Roberto Lorenzana還說，他可以提出一件事實，「一個月前，這位臺灣的外交部長到薩訪 <text:line-break/>問，自己提出由台灣來購買薩國政府公債來幫補下年度預算缺口。這就是事實！我們也認為 <text:line-break/>是美事一椿。但現在竟反說成是薩國的維持邦交條件，甚至講成是要脅臺灣來援助政黨的明 <text:line-break/>年度兢選費用。這根本是謊言！」Lorenzana並重提2001年台灣給佛羅雷斯的賑災款竟有一 <text:line-break/>千萬美金變成給Arena 這個黨的贊助款，他說，「我們本來以為真的是給薩國天災難民的援 <text:line-break/>助款。」 <text:line-break/><text:line-break/>出面指責臺灣官員的荒唐演出的薩國羅倫沙納（Lorenzana）閣下，是拉美及歐洲左派政黨 <text:line-break/>的中堅，2006年曾第一次到台私下訪問，之後多次仗義執言並要求FMLN支持臺灣參加各國際 <text:line-break/>組織，全都不收一分錢。 <text:line-break/><text:line-break/>吳釗燮推責的不實說法，對我們的外交處境其實是提油救火。一、造成中美各邦交國關係的 <text:line-break/>負面影響；二、罪薩國不少替台灣說話的人；三、薩方對我們現在的駐在人員的禮遇定受影 <text:line-break/>響；四、將來來訪必受限制或降級（當然可能再無內官式訪問了）；五、也是最重要的，台 <text:line-break/>灣人在本地居住、投資、入境來訪等，該如何善後？ <text:line-break/><text:line-break/>這次斷交，大家都感意外，但其實是Lorenzana 力助台灣。不然原本是在蔡總統抵巴拉圭之 <text:line-break/>前就要宣佈了。如今，這樣的君子出面來斥責我們的部長，真是可悲。部長太荒唐了！ <text:line-break/><text:line-break/>＊作者定居薩爾瓦多數十年，與該國政要熟悉。</text:p>
      <text:p text:style-name="P1">秉叡   |  2018.08.22 02:55   |   <text:a xlink:type="simple" xlink:href="http://palinfo.habago.org/Entry?Command=Information_PrintForum&amp;iPage=62#FORUM36883"><text:span text:style-name="T1">#</text:span></text:a></text:p>
      <text:p text:style-name="P2">首訪阿拉法特 以和平運動家艾納里去世 <text:line-break/><text:line-break/>中央廣播電台 <text:line-break/><text:line-break/>黃啟霖 <text:line-break/>2018年8月20日 下午4:06 <text:line-break/><text:line-break/>特拉維夫醫院發言人今天(20日)表示，以色列記者暨和平運動人士艾納里(Uri Avnery)已經去世，享壽94歲。艾納里推動巴勒斯坦建國，並成為第一位採訪巴勒斯坦解放組織領袖阿拉法特(Yasser Arafat)的以色列人，引發爭議。 <text:line-break/><text:line-break/>艾納里對以色列和巴勒斯坦人可能達成和平協議，從來不曾失去希望，被許多人視為以色列和平運動的支柱。 <text:line-break/><text:line-break/>不過，在成為知名和平人士之前，他是一名軍人，而且隸屬以色列右派民兵。 <text:line-break/><text:line-break/>特拉維夫(Tel Aviv)伊齊洛夫醫院(Ichilov hospital)發言人表示，艾納里在一個多星期前因為中風入院，19日深夜去世。 <text:line-break/><text:line-break/>艾納里於1923年9月出生在德國北萊茵-西伐利亞邦(Nordrhein-Westfalen)的貝庫姆(Beckum)，10歲時為了逃離納粹，與家人移民到英屬巴勒斯坦託管地(British Mandate of Palestine)。 <text:line-break/><text:line-break/>1950年，艾納里創辦獨立週刊「這個世界(Haolam Hazeh)」，並主編了40年。 <text:line-break/><text:line-break/>這份反建制的雜誌是當時唯一非由政黨經營的刊物，對以色列新聞界有相當的影響力。 <text:line-break/><text:line-break/>1965年，艾納里發起一項政治運動，並當選以色列國會議員，擔任了8年議員。 <text:line-break/><text:line-break/>1948年爆發的第一次以阿戰爭結束後，艾納里就推動建立一個巴勒斯坦國，以作為以巴邁向和平的手段。 <text:line-break/><text:line-break/>1982年7月，艾納里在貝魯特(Beirut)會晤阿拉法特，成為第一批會晤阿拉法特的以色列人之一，引發風暴。 <text:line-break/><text:line-break/>在傳出艾納里去世的消息後，阿拉伯裔以色列政治家歐德(Ayman Odeh)，以及以色列前外長李夫尼(Tzipi Livni)，是第一波向艾納里致意的人物。 <text:line-break/><text:line-break/>歐德是以色列國會中的阿拉伯聯盟「共同名單(Joint List)」領袖，他在聲明中讚揚艾納里是一位可敬的人，為和平奉獻他的生命。 <text:line-break/><text:line-break/>聲明中指出，艾納里的呼聲、理念以及世界觀，將在他離開人世後繼續回響。 <text:line-break/><text:line-break/>以色列反對派領袖，來自中間偏左派猶太復國聯盟(Zionist Union)的李夫尼，則稱呼艾納里是一位勇敢的新聞工作者，也是一位罕見的開路先鋒。 <text:line-break/><text:line-break/>https://tw.news.yahoo.com/首訪阿拉法特-以和平運動家艾納里去世-080600463.html <text:line-break/>＝＝＝＝＝＝＝＝＝＝＝＝＝＝＝＝＝＝＝＝＝＝＝＝＝＝ <text:line-break/><text:line-break/>國土報的報導： Uri Avnery, Veteran Peace Activist and Among First Israelis to Meet Arafat, Dies at 94 <text:line-break/><text:line-break/>https://www.haaretz.com/israel-news/.premium-uri-avenry-veteran-peace-activist-dies-at-94-1.6364250 <text:line-break/><text:line-break/><text:line-break/><text:line-break/><text:line-break/>這是他創立的團體： The Gush Shalom （和平集團）http://zope.gush-shalom.org/index_en.html <text:line-break/><text:line-break/>裡面有許多他批評以色列政府的文章，最後一篇是有關他批評以色列政府通過猶太民族國家法案的行為。 <text:line-break/><text:line-break/><text:line-break/><text:line-break/>Who the Hell Are We? <text:line-break/><text:line-break/><text:line-break/>Who the Hell Are We? <text:line-break/>04/08/18 <text:line-break/><text:line-break/><text:line-break/>YEARS AGO I had a friendly discussion with Ariel Sharon. <text:line-break/>I told him: "I am first of all an Israeli. After that I am a Jew." <text:line-break/>He responded heatedly: "I am first of all a Jew, and only after that an Israeli!" <text:line-break/><text:line-break/>That may look like an abstract debate. But in reality, this is the question that lies at the heart of all our basic problems. It is the core of the crisis which is now rending Israel apart. <text:line-break/><text:line-break/>THE IMMEDIATE cause of this crisis is the law that was adopted in great haste last week by the rightist Knesset majority. It is entitled "Basic Law: Israel the Nation State of the Jewish People". <text:line-break/><text:line-break/>This is a constitutional law. When Israel was founded during the war of 1948, it did not adopt a constitution. There was a problem with the Orthodox religious community, which made an agreed formula impossible. Instead David Ben-Gurion read out a "Declaration of Independence", which announced that "we are founding the Jewish State, namely the State of Israel". <text:line-break/><text:line-break/>The declaration did not become law. The Supreme Court adopted its principles without a legal basis. The new document, however, is a binding law. <text:line-break/><text:line-break/>So what is new about the new law, which at a first glance looks like a copy of the declaration? It contains two important omissions: the declaration spoke of a "Jewish and Democratic" state, and promised full equality between all its citizens, without regard to religion, ethnicity or sex. <text:line-break/><text:line-break/>All this has disappeared. No democracy. No equality. A state of the Jews, for the Jews, by the Jews. <text:line-break/>THE FIRST to cry out were the Druze. <text:line-break/><text:line-break/>The Druze are a small and close-knit minority. They send their sons to serve in the Israeli army and police and consider themselves "blood brothers". Suddenly they have been robbed of all their legal rights and sense of belonging. <text:line-break/><text:line-break/>Are they Arabs or not? Muslims or not? That depends on who is speaking, where and what for. They threaten to demonstrate, to leave the army and generally rebel. Binyamin Netanyahu tries to bribe them, but they are a proud community. <text:line-break/><text:line-break/>However, the Druze are not the main point. The new law completely ignores the 1.8 million Arabs who are Israeli citizens, including the Bedouin and Christians. (No one even thinks about the hundreds of thousands of European Christians, who immigrated with their Jewish spouses and other relatives, mainly from Russia.) <text:line-break/><text:line-break/>The Arabic language with all its splendor, which until now was one of the two official languages, was demoted to a mere "special status", whatever that means. <text:line-break/>(All this applies to Israel proper, not to the 5 million or so Arabs in the occupied West Bank and the Gaza Strip, who have no rights at all.) <text:line-break/><text:line-break/>Netanyahu is defending this law like a lion against mounting criticism from within. He has publicly declared that all the Jewish critics of the law are leftists and traitors (synonyms), "who have forgotten what it is to be Jewish". <text:line-break/><text:line-break/>AND THAT is really the point. <text:line-break/><text:line-break/>Years ago, my friends and I asked the Supreme Court to change the "nationality" entry in our identity cards, from "Jewish" to “Israeli". The courts refused, stating that there is no Israeli nation. The official register recognizes almost a hundred nations, but not an Israeli one. <text:line-break/><text:line-break/>This curious situation started with the birth of Zionism in the late 19th century. It was a Jewish movement, designed to solve the Jewish Question. The settlers in Palestine were Jewish. The whole project was closely connected with Jewish tradition. <text:line-break/><text:line-break/>But once a second generation of settlers grew up, they felt uneasy about being just Jewish, like Jews in Brooklyn or Krakow. They felt that they were something new, different, special. <text:line-break/><text:line-break/>The most extreme were a small group of young poets and artists, who in 1941 formed an organization nicknamed "the Canaanites", who proclaimed that we were a new nation, a Hebrew one. In their enthusiasm they went to extremes, declaring that we have nothing to do with Jews abroad, and that there was no Arab nation – Arabs were just Hebrews who had adopted Islam. <text:line-break/><text:line-break/>Then there came the news of the Holocaust, the Canaanites were forgotten and everybody became remorseful super-Jews. <text:line-break/><text:line-break/>But not really. Without a conscious decision, the popular language of my generation adopted a clear distinction: Jewish Diaspora and Hebrew agriculture, Jewish history and Hebrew battalions, Jewish religion and Hebrew language. <text:line-break/><text:line-break/>When the British were here, I took part in dozens of demonstrations shouting "Free Immigration! Hebrew State!". I don't remember a single demonstration where anyone shouted "Jewish State!" <text:line-break/><text:line-break/>So why does the Declaration of Independence speak of a "Jewish State"? Simple: it was alluding to the UN resolution which decreed the partition of Palestine into an Arab and a Jewish state. The founders simply stated that we are now setting up this Jewish state. <text:line-break/><text:line-break/>Vladimir Jabotinsky, the legendary forefather of the Likud, wrote an anthem declaring "A Hebrew is the son of a prince". <text:line-break/><text:line-break/>ACTUALLY THIS is a natural process. A nation is a territorial unit. It is conditioned by its landscape, climate, history, neighbors. <text:line-break/><text:line-break/>When the British settled in America, they felt after some time that they were different from the British they had left behind in their island. They became Americans. The British convicts sent to the Far East became Australians. In two World Wars, Australians rushed to the rescue of Britain, but they are not British. They are a proud new nation. So are Canadians, New Zealanders, and Argentinians. And so are we. <text:line-break/>Or would have been, if official ideology had allowed it. What has happened? <text:line-break/><text:line-break/>First of all, there was the huge immigration from the Arab world and Eastern Europe in the early fifties – for every one Hebrew there were two, three, four new immigrants, who considered themselves Jews. <text:line-break/><text:line-break/>Then there was the need for money and political support from the Jews abroad, especially in the US. These, while considering themselves full and true Americans (try and say they are not, you bloody anti-Semite!) are proud to have a Jewish State somewhere. <text:line-break/><text:line-break/>And then there was (and is!) a rigorous government policy of Judaization of everything. The present government has reached new heights. Active – even frantic – government actions try to Judaize education, culture, even sports. Orthodox Jews, a small minority in Israel, exert immense influence. Their votes in the Knesset are essential to the Netanyahu government. <text:line-break/><text:line-break/>WHEN THE State of Israel was founded, the term Hebrew was exchanged for the term Israeli. Hebrew is now only a language. <text:line-break/><text:line-break/>So is there an Israeli nation? Of course there is. Is there a Jewish nation? Of course there isn't. <text:line-break/>Jews are members of an ethnic-religious people, dispersed throughout the world and belonging to many nations, with a strong feeling of affinity with Israel. We, in this country, belong to the Israeli nation, whose Hebrew members are part of the Jewish people. <text:line-break/><text:line-break/>It is crucial that we recognize this. It decides our outlook. Quite literally. Are we looking towards Jewish centers like New York, London, Paris and Berlin, or are we looking towards our neighbors, Damascus, Beirut and Cairo? Are we part of a region inhabited by Arabs? Do we realize that making peace with these Arabs, and especially the Palestinians, is the main task of this generation? <text:line-break/><text:line-break/>We are not temporary tenants in this country, ready at any moment to go and join our brother and sister Jews around the globe. We belong to this country and are going to live here for many generations to come, and therefore we must become peaceful neighbors in this region, which I called, 75 years ago, "the Semitic Region". <text:line-break/><text:line-break/>The new Nation Law, by its clearly semi-fascist nature, shows us how urgent this debate is. We must decide who we are, what we want, where we belong. Otherwise we will be condemned to a permanent state of impermanence. <text:line-break/><text:line-break/>http://zope.gush-shalom.org/home/en/channels/avnery/1533310638/ <text:line-break/></text:p>
      <text:p text:style-name="P1">李想   |  2018.08.19 08:45   |   <text:a xlink:type="simple" xlink:href="http://palinfo.habago.org/Entry?Command=Information_PrintForum&amp;iPage=62#FORUM36882"><text:span text:style-name="T1">#</text:span></text:a></text:p>
      <text:p text:style-name="P3">喜歡哪個版本? <text:line-break/>木小雅- 【可能否】 <text:line-break/>https://youtu.be/oorOOXMnRcw <text:line-break/>騰格爾 - 【可能否】 <text:line-break/>https://youtu.be/nEIrCmyA5UM <text:line-break/><text:line-break/>作曲 : 木小雅 <text:line-break/>作詞 : 木小雅 <text:line-break/>春天的風 能否吹來夏天的雨 <text:line-break/>秋天的月 能否照亮冬天的雪 <text:line-break/>夜空的星 能否落向晨曦的海 <text:line-break/>山間的泉 能否遇上南飛的雁 <text:line-break/>能否早一點 看透命運的伏線 <text:line-break/>能否不輕易就深陷 <text:line-break/>能否慢一點 揮霍有限的時間 <text:line-break/>能否許我一個永遠 <text:line-break/>可能我撞了南牆才會回頭吧 <text:line-break/>可能我見了黃河才會死心吧 <text:line-break/>可能我偏要一條路走到黑吧 <text:line-break/>可能我還沒遇見 那個她吧 <text:line-break/><text:line-break/>斷掉的弦 能否扯破自縛的繭 <text:line-break/>熄滅的火 能否燒光殘留的念 <text:line-break/>夢中的雲 能否化作熟悉的臉 <text:line-break/>前世的劫 能否換來今生的緣 <text:line-break/>能否早一點 相信年少的誓言 <text:line-break/>能否不輕易說再見 <text:line-break/>能否慢一點 感受歲月的繾綣 <text:line-break/>能否許我一次成全 <text:line-break/>可能我撞了南牆才會回頭吧 <text:line-break/>可能我見了黃河才會死心吧 <text:line-break/>可能我偏要一條路走到黑吧 <text:line-break/>可能我還沒遇見 那個她吧 <text:line-break/><text:line-break/>可能我撞了南牆才會回頭吧 <text:line-break/>可能我見了黃河才會死心吧 <text:line-break/>可能我偏要一條路走到黑吧 <text:line-break/>可能我還沒遇見 那個她吧</text:p>
      <text:p text:style-name="P1">陳真   |  2018.08.19 00:49   |   <text:a xlink:type="simple" xlink:href="http://palinfo.habago.org/Entry?Command=Information_PrintForum&amp;iPage=62#FORUM36881"><text:span text:style-name="T1">#</text:span></text:a></text:p>
      <text:p text:style-name="P2">柏楊詩云："國愁家恨難揮淚，且把心情做笑聲。" 我則是國愁家恨難揮淚，且把心情錄兒歌。 <text:line-break/><text:line-break/>今天站樁，下了一場小雨，特別涼爽。回到家一直忙著錄製兒歌給小孩聽，她已經催我催很久，得交稿了。小女娃脾氣大，生起氣就尖叫，常讓我想到夜后，相信她長大後不用練習就能勝任這曲子。 <text:line-break/><text:line-break/>摘錄幾首如下。從小到大，特別喜歡秋蟬。 <text:line-break/><text:line-break/>秋蟬： <text:line-break/>https://www.youtube.com/watch?v=EcXd1XI4eIA <text:line-break/><text:line-break/>天賜歡樂： <text:line-break/>https://www.youtube.com/watch?v=cHSPdCQbpPg <text:line-break/><text:line-break/>Original Carol of the bells song： <text:line-break/>https://www.youtube.com/watch?v=tdTY6IpIG_g <text:line-break/><text:line-break/>Carol of the Bells - Amazing Piano Solo - David Hicken： <text:line-break/>https://www.youtube.com/watch?v=V1Tr1qCHwq4 <text:line-break/><text:line-break/>蜗牛与黄鹂鸟： <text:line-break/>https://www.youtube.com/watch?v=oOxQo_9fDu4 <text:line-break/><text:line-break/>卡通海王子片頭曲： <text:line-break/>https://www.youtube.com/watch?v=uawOh3wQSAk <text:line-break/><text:line-break/>卡通天方夜譚 主題曲： <text:line-break/>https://www.youtube.com/watch?v=buOYLkpgY4Q <text:line-break/><text:line-break/>莫扎特魔笛，夜后： <text:line-break/>https://www.youtube.com/watch?v=NfntnA9QVro</text:p>
      <text:p text:style-name="P1">周淮安   |  2018.08.18 18:37   |   <text:a xlink:type="simple" xlink:href="http://palinfo.habago.org/Entry?Command=Information_PrintForum&amp;iPage=62#FORUM36880"><text:span text:style-name="T1">#</text:span></text:a></text:p>
      <text:p text:style-name="P3">慰安婦才立而已，旋即將遭清除，這個政府簡直是日倭在台奴才 <text:line-break/><text:line-break/>https://goo.gl/Yhv1FV</text:p>
      <text:p text:style-name="P1">鄭豐遠   |  2018.08.17 16:09   |   <text:a xlink:type="simple" xlink:href="http://palinfo.habago.org/Entry?Command=Information_PrintForum&amp;iPage=62#FORUM36877"><text:span text:style-name="T1">#</text:span></text:a></text:p>
      <text:p text:style-name="P2">這是來自台灣動物社會研究會的臉書，貼在這裡幫忙打廣告。如果有人想認養喵星人，請和他們聯絡喔! 謝謝。 <text:line-break/><text:line-break/>------------------- <text:line-break/><text:line-break/>生命中不可或缺的 ”萌友” <text:line-break/>萬華「四小萌」徵求「盟友」! <text:line-break/><text:line-break/>這個世界太殘酷 ! 每個人都需要「萌友」!而且是絕不會出賣、背叛你的「萌友」! <text:line-break/><text:line-break/>來自風華絕代老萬華的 --「四小萌」，絕對是你最好的選擇。 <text:line-break/><text:line-break/>「四小萌」的媽，是一隻年輕瘦小的流浪虎斑貓，估計是第一次當媽，第一胎就生了四兄妹 ! <text:line-break/><text:line-break/>萌哥 <text:line-break/>https://i.imgur.com/v2bIeN7.jpg <text:line-break/><text:line-break/>萌姐 <text:line-break/>https://i.imgur.com/zZxQ7vm.jpg <text:line-break/><text:line-break/>萌弟 <text:line-break/>https://i.imgur.com/DMc6s8X.jpg <text:line-break/><text:line-break/>萌妹 <text:line-break/>https://i.imgur.com/9bZy4DK.jpg <text:line-break/><text:line-break/>虎媽把牠們生在一戶後院堆滿雜物的人家中，不料該戶人家見狀竟三不五時拿水柱噴牠們，希望將之驅逐別院。 <text:line-break/><text:line-break/>該戶人家圍牆很高，剛生完的虎媽無法一一叼著「四小萌」逃離，經由路人甲求助，動社夥伴因此介入誘捕救援。 <text:line-break/><text:line-break/>目前虎媽已完成絕育手術野放，其含淚請託我們照顧的「四小萌」，目前開放認養，徵求肯定會讓你獲得福氣滿滿的「盟友」! <text:line-break/><text:line-break/>盟友【領養條件】: <text:line-break/>1. 年滿20歲以上，經濟獨立 <text:line-break/>2. 租屋請確認房東同意，與人同住請獲得同居者同意 <text:line-break/>3. 對養貓有基礎了解 <text:line-break/>4. 需為貓咪植晶片，並在貓咪6個月大後帶去結紮 <text:line-break/>5.願意接受我們探視環境並後續聯繫拜訪! <text:line-break/><text:line-break/><text:span text:style-name="T2">☎</text:span><text:s/>留給你填寫認養問卷、打電話囉! <text:line-break/><text:line-break/>有意認養請填寫問卷 https://goo.gl/tHnmEG <text:line-break/>有任何疑問請打電話 02-22369735 <text:line-break/><text:line-break/>線上捐款支持： 踏實、認真、嚴謹的台灣動物社會研究會， 致力改善各式動物處境 https://goo.gl/MLBTym <text:line-break/><text:line-break/>捐贈電子發票愛心碼： <text:line-break/>677 677 <text:line-break/><text:line-break/>其他捐款方式 ：https://goo.gl/Jxp4MQ</text:p>
      <text:p text:style-name="P4"/>
      <text:p text:style-name="P1">陳真   |  2018.08.14 17:15   |   <text:a xlink:type="simple" xlink:href="http://palinfo.habago.org/Entry?Command=Information_PrintForum&amp;iPage=63#FORUM36876"><text:span text:style-name="T1">#</text:span></text:a></text:p>
      <text:p text:style-name="P2">"善良" 這東西，總是帶給我極大的安慰，甚至可以說是我至今還願意活在這世上的唯一原因。世上美麗，莫過於此。 <text:line-break/><text:line-break/>當然，生活中，混蛋腦殘的數量卻往往多得多，比如底下這一位便是。我看這老兄還留 email, 所以這留言就順便傳給他： <text:line-break/><text:line-break/>https://goo.gl/SGAQve <text:line-break/><text:line-break/>媽的，低能卑劣到這種地步還真是很不可思議，連一個這麼善良聰慧的小女生也要醜化，那他究竟還相信一些什麼？他還相信自己嗎？或者說，這不是故意醜化，而是缺乏理解力所致？但是，一個人的理解力或閱讀能力竟然會低能到這種地步，卻也敢寫什麼專欄。 <text:line-break/><text:line-break/>一個小女孩，因為考大學所需，寫了篇自傳，講到貧窮帶給自己一家人的痛苦與絕望，同時也感謝這樣一種身世遭遇帶給自己的不同造化與歷練，並希望人們能關注那些比他遭遇更可悲的小孩，期許自己將來能回報社會，幫助弱小，居然也能被曲解為卑鄙醜陋的心機。真是很不可思議。 <text:line-break/><text:line-break/>我常想，如果一個蠢蛋兼混蛋有一天吃了聰明藥及善良藥，突然發現自己的低能卑劣，會不會痛苦到很想自己掐LP自殺？ <text:line-break/><text:line-break/>陳真 2018. 08. 14. <text:line-break/><text:line-break/>=========== <text:line-break/>感謝貧窮的王心儀 <text:line-break/><text:line-break/>香港蘋果日報 <text:line-break/><text:line-break/>2018年08月02日 <text:line-break/><text:line-break/>河北農村姑娘小王，今年以優異的高考成績，獲北京大學錄取。她一篇舊文章在網上瘋傳，據說感動萬千讀者。文中講述自己家境清貧，媽媽體弱，須照顧三個孩子和一個失去自理能力的老人，闔家生計，全賴家中五畝土地和爸爸打散工維持。小姑娘說，貧窮不但帶給她痛苦，更狹窄了她的視野、刺傷了她的自尊，甚至間接帶走她至親的生命。 <text:line-break/><text:line-break/>這麼慘慘豬，按常理，小王寒窗苦讀，自然是為了脫貧，但文中她竟逆向思維，一而再「感謝貧窮」，致謝辭還有點肉麻：「感謝貧窮，你讓我領悟到真正的快樂與滿足，讓我能夠零距離地接觸自然的美麗與奇妙，享受這上天的恩惠與祝福。我是土地的兒女，也深深地愛戀着腳下堅實而質樸的黃土地：我從卑微處走來，亦從卑微之處汲取生命的養分。」 <text:line-break/><text:line-break/>這姑娘肯定背過海量假大空範文，「現代漢語」上腦，才會一開腔就叩天謝地，修辭無所不用其極，「接觸」必「零距離」，「愛戀」須「深深地」，給你弄出一鍋熱氣氤氳的心靈雞湯，宣講一課大氣磅礡的苦難哲學。文章散發出這樣強的正能量，難怪官媒紛紛轉載──假如同胞們都相信，貧窮值得多謝，苦難應該感激，那麼作為「貧窮和苦難源頭」的黨，豈不居功至偉？中國人不但要管，還要虐，這樣才能「多難興邦」，「從卑微之處汲取生命的養分」。小王真是前途不可限量。 <text:line-break/><text:line-break/>古代文人比較膚淺，很少像小王那樣熱情讚美貧窮，揚雄作〈逐貧賦〉，韓愈寫〈送窮文〉，亦莊亦諧，對纏身的窮鬼都有點無可奈何。當然，歌頌貧窮的作品也不是沒有，記得初唐詩僧王梵志有一首詩：「他家笑吾貧，吾貧極快樂。無牛亦無馬，不愁賊抄掠。你富戶役高，差科（指賦稅）並用卻。吾無呼喚處，飽吃常展腳。你富披錦袍，尋常被纏縛。窮苦無煩惱，草衣隨體着。」 <text:line-break/><text:line-break/>王梵志是唐代白話詩人，文字比白居易淺白，思想頗有深度，宋代黃山谷也是他的粉絲，若梵志活在今天，肯定能成為網紅。但此王不同彼王。王姑娘考入頂尖大學，名聞全國，知道自己脫貧了，反過來感謝貧窮，好比那些手拿外國護照、嘴巴嚷着愛國愛黨的俊傑，我不肯定是真心膠抑或虛偽，or both，總之符合國情。 <text:line-break/><text:line-break/>王梵志則意外地寫出香港廢青的處境：有錢（除非極有錢）買不起樓，無錢倒可以上公屋；有錢，你必須西口西面地繳稅，無錢，你可旁觀政府用十七億建行人天橋，仍能保持微笑。 <text:line-break/><text:line-break/>馮睎乾 <text:line-break/>電郵 :philomusus@gmail.com</text:p>
      <text:p text:style-name="P1">陳真   |  2018.08.14 11:40   |   <text:a xlink:type="simple" xlink:href="http://palinfo.habago.org/Entry?Command=Information_PrintForum&amp;iPage=63#FORUM36875"><text:span text:style-name="T1">#</text:span></text:a></text:p>
      <text:p text:style-name="P3">另外，關於王心儀的文章，也有一些自以為是的無聊評論。如下什麼海濤評論。 <text:line-break/><text:line-break/>我常覺得，人活著，總是迫切需要同類，而人似乎大約就分成這兩種。至於這兩種人該怎麼區分，我也說不上來。就算說得上來，我也不是很想說，因為它比較像一種味道，一種影像，依靠嗅覺視覺，而非概念。 <text:line-break/><text:line-break/>在這動人的一刻講這些，很無謂。僅是題外話，說說而已。 <text:line-break/><text:line-break/>陳真 2018. 08. 14. <text:line-break/><text:line-break/>============= <text:line-break/>海濤評論 <text:line-break/><text:line-break/>2018. 07. 29. <text:line-break/><text:line-break/>姑娘感謝貧窮是幼稚 媒體讚美貧窮則是壞 <text:line-break/><text:line-break/>河北棗強縣18歲的農村姑娘小王，今年以707分的高考成績，拿到了北京大學的錄取通知書。 <text:line-break/><text:line-break/>王姑娘家境貧寒，媽媽體弱多病，還要照顧3個孩子，和一個生活不能自理的老人。一家6口全靠家中的5畝土地和爸爸外出做零工。 <text:line-break/><text:line-break/>在很多認爲“寒門難以出貴子”、“社會階層固化”的當下，王姑娘的故事自然成了“正能量新聞”，被幾家“主流媒體”給報導了。 <text:line-break/><text:line-break/>這樣勵志的故事，值得報導。可是，今天主流媒體報導王姑娘的新聞標題——《感謝貧窮！707分考入北大，她的這篇文章看哭所有人》——則噁心到我了。 <text:line-break/><text:line-break/>這個標題，既涉嫌斷章取義，又涉嫌標題黨。王姑娘曾經在自己的作文裏說過“感謝貧窮”，於是這4個字被媒體引用到標題裏了。她的那篇作文我看了，我沒有看哭。我問了幾個身邊的朋友，他們也沒有看哭。難道沒有哭的就不是人？ <text:line-break/><text:line-break/>王姑娘的作文裏，確實屢次提到了“感謝貧窮”。她說，感謝貧窮，你讓我領悟到了真正的快樂與滿足，讓我零距離地接觸自然的美麗與奇妙，享受這上天的恩惠與祝福。 <text:line-break/><text:line-break/>讀到這樣的話，媒體應該看得出來，王姑娘這樣寫是因為她還是個孩子，對現實的認識還處在幼稚甚至無知狀態。媒體難道真的相信貧窮可以讓人快樂和滿足麽？真的相信貧窮帶來了自然的美麗與奇妙麽？真的覺得貧窮會帶來恩惠與祝福麽？ <text:line-break/><text:line-break/>一個農村女孩，一個中學生，生活在那樣的貧困環境之下，不瞭解這個世界的真相，用這樣的雞湯文字激勵自己，為自己努力學習打氣鼓勁兒，說出“感謝貧窮”的話，倒也無可厚非的。可是，她所有的努力，也是爲了擺脫貧窮啊。 <text:line-break/><text:line-break/>可是，你們這些知道現實真相的所謂主流媒體，卻在標題裏強調“感謝貧窮！”，你們自己每天想著多掙錢，卻把一個孩子的話，當成一種價值觀宣揚，不虧心麽？你們真的覺得貧窮應該感謝麽？那我們國家還費勁“扶貧”幹嘛？！ <text:line-break/><text:line-break/>爲什麽幾家主流媒體不約而同地把王姑娘作文中的“感謝貧窮”放在新聞標題裏強調呢？因為他們以發現“正能量”爲己任，有時候甚至不惜僞造正能量。 <text:line-break/><text:line-break/>“感謝貧窮”4個字裏，就有他們想要的正能量。這個正能量就是，處在貧窮家庭的孩子，社會底層的孩子，只要好好學習，完全是可以考上大學的，完全是可以掌控自己命運的。 <text:line-break/><text:line-break/>把這句話換一種表述方式，就是，那些底層的孩子如果沒有考上大學，不是因爲社會階層固化，而是因爲自己不努力。 <text:line-break/><text:line-break/>這就等於否定了“社會階層固化”的說法，這就等於建設了正能量，這也捂住了那些抱怨社會的貧窮者的嘴。 <text:line-break/><text:line-break/>我認爲這不是建設正能量，這反而可能是壞。這是把與王姑娘一樣處在貧困中但沒能像她那樣奮鬥出來的孩子，對其置之不理，任其自生自滅合理化——潛臺詞就是，都是一樣的環境，人家能考707分，你們爲什麽不能？ <text:line-break/><text:line-break/>王姑娘個人怎麽讚美他的生存環境都行，她很可能是給自己鼓勁打氣，是一種樂觀態度，最多是因爲年幼無知才讚美貧窮。但媒體宣揚貧窮值得感謝和讚揚，就是壞。 <text:line-break/><text:line-break/>根據主流媒體的報導，王姑娘的家境還有這樣一種情況：她還有兩個弟弟，一個在讀高中，一個在讀幼稚園。主流媒體，把王姑娘的兩個弟弟的照片也都發出來了。 <text:line-break/><text:line-break/>值得欣慰的是，在這則新聞的下面，我沒有發現有人質疑這一家“超生”，沒有人指責這一家“越窮越生”。 <text:line-break/><text:line-break/>大家沒有對王姑娘的父母進行責難，不過是因爲王姑娘成功了。 <text:line-break/><text:line-break/>相反，如果王姑娘沒有那麽樂觀上進，而是因爲貧困外出打工遇到了悲慘的事情，比如出現了被拐賣等悲慘的事情而被新聞報道，相信會有網民質疑她的父母的：沒有能力養育、保護自己的孩子，爲什麽要生那麽多孩子？ <text:line-break/><text:line-break/>輿論就是這麽勢利，也是人之常情。你成功了，大家是不吝惜讚美你以及你的家人的，你失敗了，落井下石則是很多人樂於做的。 <text:line-break/><text:line-break/>我們應該替王姑娘高興，但也不必從她的故事裏榨取正能量。再說，即便考上了北大，人生的路才剛剛開始。在北大，貧窮人家的孩子與富裕人家的孩子相比，還是需要付出更多的努力的,也相信王姑娘能夠在大學裏學會與貧窮相處，祝她在走上社會後，早日擺脫貧窮。 <text:line-break/><text:line-break/>我想告訴王姑娘，貧窮不值得她感謝，貧窮對人帶來的砥礪作用，也不值得媒體讚美。因爲多數被貧窮砥礪的人，最終被砥礪“倒下”了，能夠站起來的，相對是少數。 </text:p>
      <text:p text:style-name="P1">陳真   |  2018.08.14 11:27   |   <text:a xlink:type="simple" xlink:href="http://palinfo.habago.org/Entry?Command=Information_PrintForum&amp;iPage=63#FORUM36874"><text:span text:style-name="T1">#</text:span></text:a></text:p>
      <text:p text:style-name="P2">必看：https://v.qq.com/x/page/s074941ngy4.html <text:line-break/><text:line-break/>必看：https://www.youtube.com/watch?v=qiXy4dfkrzc <text:line-break/><text:line-break/>必看：https://v.qq.com/x/page/c0740hwtziu.html <text:line-break/><text:line-break/>看到 4分40秒就好：https://goo.gl/LuBypF</text:p>
      <text:p text:style-name="P1">陳真   |  2018.08.14 10:00   |   <text:a xlink:type="simple" xlink:href="http://palinfo.habago.org/Entry?Command=Information_PrintForum&amp;iPage=63#FORUM36873"><text:span text:style-name="T1">#</text:span></text:a></text:p>
      <text:p text:style-name="P3">找來一篇文章以及兩篇報導，十分動人。反覆看了好幾遍，很感動，心有戚戚焉。 <text:line-break/><text:line-break/>文中所謂 “支教”，是指支援落後地區鄉鎮中小學校的教育和教學管理工作。 <text:line-break/><text:line-break/>陳真 2018. 08. 14. <text:line-break/><text:line-break/>================== <text:line-break/><text:line-break/>原標題：看哭無數人的《感謝貧窮》全文來了！考上北大的寒門女孩婉拒捐助，回信更加感人 <text:line-break/><text:line-break/>來源：北京日報 <text:line-break/><text:line-break/>2018年07月30日 <text:line-break/><text:line-break/>這兩天，《河北女孩王心儀707分考進北大，家庭貧困的她寫文《感謝貧窮》的故事刷爆朋友圈，引起無數網友關注。7月29日，王心儀回應“美好與光明雖會遲到，但終將到來！” <text:line-break/><text:line-break/>王心儀（供圖：河北棗強中學）王心儀（供圖：河北棗強中學） <text:line-break/><text:line-break/>https://goo.gl/gcasoH <text:line-break/><text:line-break/>昨天，河北青年報報導了河北女孩王心儀的事蹟，《河北一寒門女孩707分考入北大！她寫的“感謝貧窮”一文看哭了所有人……》受到了全國關注：人民日報等媒體都轉發了報道，全國人民都在為她點贊！ <text:line-break/><text:line-break/>其中，王心儀關於自己、關於貧窮、關於希望的文章引發了網友的強烈反響。好多人都希望能看到全文，今天跟大家分享一下： <text:line-break/><text:line-break/>================== <text:line-break/>感謝貧窮 （2018年王心儀作的文章） <text:line-break/><text:line-break/>《感謝貧窮》是2018年流行網路的一篇文章，作者是王心儀。大家被這個家境貧寒的樂觀女孩所感動，更被她的故事感染。 <text:line-break/><text:line-break/>作品名稱 感謝貧窮 <text:line-break/>創作年代 2018年 <text:line-break/>作 者 王心儀 <text:line-break/><text:line-break/>創作背景編輯： <text:line-break/>王心儀介紹，《感謝貧窮》寫於2018年，當時正在準備自主招生考試，需要一個個人的陳述。 <text:line-break/><text:line-break/>作品原文： <text:line-break/><text:line-break/>提筆時，我是有些許猶豫的。因為不知道該怎麽講起這個關於我自己、關於貧窮、以及關於希望的故事。 <text:line-break/><text:line-break/>談錢世俗嗎？不！ <text:line-break/><text:line-break/>我出生在河北棗強縣棗強鎮新村。棗強縣是河北省貧困縣，人均收入極低。我有兩個弟弟，大弟弟和我一起就讀于棗強中學，小弟弟還在上幼稚園。一家人的生活僅靠著兩畝貧瘠的土地和父親打工微薄的收入。 <text:line-break/><text:line-break/>小孩子的世界，本就沒有那麽多擔憂與沈重可言。而第一次直面貧窮與生活的真相，是在八歲那年。那年姥姥被診斷出患有乳腺癌，平靜的生活如同湖面投了顆石子一般，突然被擊得粉碎。一家人焦急慌亂，卻難以從拮据的手頭擠出救命錢來。姥姥的生命像注定熄滅的蠟燭，慢慢地變弱、燃盡，直到失去最後的光亮。 <text:line-break/><text:line-break/>姥姥辛苦了一輩子，卻未換來一日的閒暇，病床上的她依然記挂著牲畜與莊稼。一輩子勤勤懇懇的姥姥的離世，讓幼小的我第一次感到被貧困扼住了咽喉。可能有錢也未必能挽救姥姥的生命，但經濟的窘境的確將一家人推向了絕望的深淵。 <text:line-break/><text:line-break/>我清楚地記得那些灰暗的日子裏母親無聲又無助的淚水，我也開始明白：談錢世俗嗎？不，並不是的，它給予了我們最基本的生活保障，也讓我們能盡全力去留住那些珍貴的人和物。而這些亦讓敏感的我意識到：生活，才剛剛解開她的面紗。 <text:line-break/><text:line-break/>人生的路不是走給別人看的 <text:line-break/><text:line-break/>我和比我小一歲的弟弟相繼踏上求學路，又給家中添了不少經濟負擔。母親由於身體原因，更因為無人料理的農活及生活難以自理的外公，而無法外出工作。只能靠父親一個人打工養家糊口。父親工作不穩定，工資又少得可憐，一家人的日常花銷都要靠母親精打細算，才勉強讓收支相抵。 <text:line-break/><text:line-break/>外公與媽媽一年的醫藥費也是一筆不小的開銷，姥姥生病時家裏又欠下了不少債，這也就免不了要省掉花在衣服上的錢。親戚家若有稍大的孩子，便會把一些舊衣服拿到我家。有些還能穿的衣服經母親洗洗，也就穿在了我和弟弟身上。 <text:line-break/><text:line-break/>她常說，穿衣裳不圖多麽好看、乾淨、保暖就很好了。這也就不難理解為什麽母親現在仍穿著二十年前的校服了。我和弟弟也十分聽話，從不吵著要新衣服、新鞋子。 <text:line-break/><text:line-break/>不過，班上免不了有幾個同學嘲笑我磨壞的鞋子、老氣的衣服、奇怪的搭配。記得初一一個男生很過分地嘲弄我身上那件袖子長出一截的“土得掉渣”的棉襖，我哭著回家給媽媽說，她只說了一句：“不要理他，踏實做事就好。” <text:line-break/><text:line-break/>是的，何必糾結於俗人的評論，那不過是基於你的外表與穿著，若他無法看到你內裏的自我，不睬他也罷。人生的路畢竟不是走給別人看的。那件衣服我穿了初中三年，那句話我也記到現在。 <text:line-break/><text:line-break/>幸福是極力擁抱自己看到的美好與陽光 <text:line-break/><text:line-break/>除了衣著，上學帶來的另一個問題就是：交通。低年級可以在村裏上，但升到三年級就只能去鄉裏的學校。家裏有一輛自行車，我坐在後座。弟弟只能坐在前面的梁上，兩條腿翹起來。別人眼中似乎是“演雜技”的樣子，竟讓弟弟堅持了三年。 <text:line-break/><text:line-break/>當時到鄉裏的路破得不成樣子，水泥板碎成一片一片，走起來坑坑窪窪，一到雨天還會積很多水。可媽媽每次接送，從不誤時。其實本可以讓我們寄宿在學校，一周接送一次，但鄉裏學校的伙食實在很貴。媽媽又擔心正在長身體的我們，卻苦了體弱的自己。 <text:line-break/><text:line-break/>有時候免不了要讓我們下車跑一會，於是每天上下學跑上一公里就成為了我和弟弟的鍛煉方式。記得有一次下雪，雪積了有一尺厚，車子出不了門，媽媽裹著棉襖，頂著風，走到學校來接我們，一路上也不知道有多少雪融化在了母親的臉上。但我和弟弟興奮得不得了，一邊玩雪，一邊和媽媽說著今天學到的新知識。 <text:line-break/><text:line-break/>我們三個人就這樣一直走到天黑才到家。那時候我便懂得了，幸福不是因為生活是完美的，而在於你能忽略那些不完美，並盡力地擁抱自己所看到的美好與陽光。 <text:line-break/><text:line-break/>儘管貧窮刺傷了我的自尊，但仍想說：謝謝你！ <text:line-break/><text:line-break/>貧窮帶來的遠不止痛苦、掙扎與迷茫。儘管它狹窄了我的視野、刺傷了我的自尊，甚至間接奪走了至親的生命，但我仍想說，謝謝你，貧窮。 <text:line-break/><text:line-break/>感謝貧窮，你讓我領悟到真正的快樂與滿足。你讓我和玩具、零食、遊戲徹底絕緣，卻同時讓我擁抱到了更美好的世界。 <text:line-break/><text:line-break/>我的童年可能少了動畫片，但我可以和媽媽一起去捉蟲子回來餵雞，等著第二天美味的雞蛋；我的世界可能沒有芭比娃娃，但我可以去香郁的麥田，在大人澆地的時候偷偷玩水；我的閒暇時光少了零食的陪伴，但我可以和弟弟做伴，爬上屋子後面高高的桑葚樹，摘下紫紅色的葉子，倚在樹枝上滿足地品嘗。 <text:line-break/><text:line-break/>謝謝你，貧窮，你讓我能夠零距離地接觸自然的美麗與奇妙，享受這上天的恩惠與祝福。我是土地的兒女，也深深地愛戀著腳下堅實與質樸的黃土地；我從卑微處走來，亦從卑微之處汲取生命的養分。 <text:line-break/><text:line-break/>感謝貧窮，你讓我堅信教育與知識的力量。物質的匱乏帶來的不外是兩種結果：一個是精神的極度貧瘠，另一個是精神的極度充盈。而我，選擇後者。 <text:line-break/><text:line-break/>我來自一個普通但對教育與知識充滿執念的家庭。母親說過，這是一條通向更廣闊世界的路。從那時起，知識改變命運的信念便深深地紮根在我的心中。 <text:line-break/><text:line-break/>母親早早地教我開始背詩算數，以至於我一歲時就能夠背下很多唐詩。來自真理與智慧的光明，終於透過心靈中深深的霧靄，照亮了我幼稚而又懵懂的心。貧窮可能動搖很多信念，卻讓我更加執著地相信知識的力量。 <text:line-break/><text:line-break/>感謝貧窮，你賦予我生生不息的希望與永不低頭的氣量。農人們都知道，播種的時候將種子埋在土裏後重重地踩上一腳。第一次去播種，我也很奇怪，踩得這麽實，苗怎麽還能再破土而出？可母親告訴我，土鬆，苗反而會出不來，破土之前遇到堅實的土壤，才能讓苗更茁壯地成長。長大後，當我再次回憶起這些話，才知道自己也正是如此了。 <text:line-break/><text:line-break/>我不相信手掌的紋路，但我相信手掌加上手指的力量 <text:line-break/><text:line-break/>“我不相信手掌的紋路，但我相信手掌加上手指的力量。”求學路上，多少的坎壤困頓終究阻擋不住我追逐真理的腳步。中考，我以全縣第一的成績考入棗強中學。高中三年，我一直秉承著“好之者不如樂之者”的態度，尋找並發現學習的樂趣，並全心投入其中，為每一天注入靈感與活力。三年來，我的成績一直穩居年級前三名。在細心鑽研課內知識的同時，我也注意拓展自己的課外知識，積極參加各種競賽活動，獲得了全國中學生基礎知識與創新能力大賽省級一等獎、全國中學生物理競賽省級二等獎，化學省級二等獎。 <text:line-break/><text:line-break/>此外，我還是個充滿好奇心與想象力的女孩。我喜歡仰望天空，那一望無盡的透徹的藍，讓心中所有的塵埃散盡，歸於平靜；我喜歡逗弄花草，這份大自然的饋贈與祝福，若不多花些時候欣賞，簡直算得上“暴殄天物"了；我喜歡做白日夢，那是心靈的探索與自我的找尋，思想在翺翔、在潛遊，引領我去那遙不可及的遠方。我喜歡像這樣放飛自我，與靈魂作伴，來一次心靈的旅行。同時，我也算得上是個“文藝女青年"，平時喜歡靜靜地寫點東西，作品《楊絳一一那個安靜的守望者》獲得“語文報杯”大賽全國二等獎。 <text:line-break/><text:line-break/>大家眼中的我，是個活潑、樂觀而幽默的女生，時不時會給大家高歌一曲，把所有人嚇出寢室；也常給朋友講段子（聽我講笑話真的可以練出腹肌）。同學們學習或生活中遇到了問題，也會找我幫忙，我亦以此為樂、全力相助。同時，我也絕不是個“兩眼不聞外事"的兩腳書櫥。校內，我一直擔任班長，全心全意為班級服務，並參與各種學校活動的組織、主持工作，被評為省級優秀學生幹部；校外，我也投身於社會實踐與服務工作中去，參與清掃街道、敬老院敬老等活動，受到大家的讚揚。 <text:line-break/><text:line-break/>三年，苦嗎？很苦，小弟弟的誕生，加上我和大弟弟都踏入棗強中學，不免讓家庭經濟陷入更大的困境，這些也讓我認識到肩頭上沈重的擔子。我是老大，必須撐起這個家的希望。於是，壓力成了動力，這種信念與責任激勵著我一路向前。一年四季我一直穿著校服，每日的伙食是單調的白菜饅頭稀飯，雞蛋是成績提高後作為獎勵的加餐。可三年，又很甜。“以中有足樂者，不知口體之奉不若人也。”探索新知的樂趣遠遠超過了汗水的苦與鹹。有老師的諄諄教導、同學的真摯情誼、學校的關心照顧，那些苦又算得了什麽？ <text:line-break/><text:line-break/>作者簡介 <text:line-break/>王心儀，女，河北省棗強縣棗強鎮新村人，2018年以707分考入北京大學。 <text:line-break/><text:line-break/>======================= <text:line-break/><text:line-break/>對話王心儀：貧窮不是我的全部 <text:line-break/><text:line-break/>2018-08-08 <text:line-break/><text:line-break/>來源： 錢江晚報 <text:line-break/><text:line-break/>河北女孩考上北大“感謝貧窮”，省委書記派人專程看望 <text:line-break/><text:line-break/>錢報記者和她面對面，她説網上那篇文章只是原文的一半 <text:line-break/><text:line-break/>王心儀接受錢報記者專訪。 <text:line-break/><text:line-break/>王心儀的家。 <text:line-break/><text:line-break/>https://goo.gl/BwqpHR <text:line-break/><text:line-break/>以707分的高分考入了北京大學文學係後，王心儀最近有些心緒不寧。 <text:line-break/><text:line-break/>她的一篇舊作在網上公開，文中她寫道，“貧困帶來的遠不止痛苦、掙扎與迷茫。盡管它狹窄了我的事業，刺傷了我的自尊，甚至間接帶走了至親的生命，但我仍想説，謝謝你，貧窮。” <text:line-break/><text:line-break/>很多人被這篇文章感動。河北省委書記還委托專人前去看望她。 <text:line-break/><text:line-break/>但另一方面，網上也有人認為她不必感謝貧窮。 <text:line-break/><text:line-break/>幾天前，錢江晚報記者赴河北衡水和王心儀面對面，她對記者表示，網上流傳的版本並非原文，“流傳的是文章的前半部分，算是我對過去生活的告別。而後半部分，是我對大學生活的展望。” <text:line-break/><text:line-break/>關于文章：本意並非感謝貧窮 <text:line-break/><text:line-break/>從衡水開車約半小時路程，就到了王心儀家所在的棗強縣棗強鎮新村。這是一個在籍人口超過千人的大村，壯勞力多數選擇外出打工，不少老房缺了打理，衰敗傾頹，墻柱間雜草叢蕪。正午12點，整個村子在烈日下一片寂靜。順著村裏大路向左一拐，王心儀一家六口人就住在巷口的第一間院子。 <text:line-break/><text:line-break/>　邁過老式的紅漆木門，院子不大，正房的矮墻如今成了6歲三弟的“黑板”，上面寫滿了母親工整抄寫的加法算式、拼音韻母表，和三弟“100分”的稚嫩筆跡。聽到聲響，王心儀匆忙從裏屋出來，她留著一頭幹練的短髮，有些嬰兒肥的臉上掛滿了笑容，為了接待這幾日的採訪，她特意換上了一套新衣。 <text:line-break/><text:line-break/>錢江晚報記者趕到時，她剛送走一波記者，家裏還沒來得及做午飯。 <text:line-break/><text:line-break/>王心儀有些羞澀，把記者迎進了唯一裝著空調的裏屋。這是一家人的起居室，十幾平米的空間，擺放著兩張床鋪，幾組衣櫃和書櫃。屋子有些亂，北大的錄取通知書放在床邊，一旁的小書桌是王心儀和她剛上高三的二弟的學習場所，在一厚沓試卷上，壓著一本魯迅的《吶喊》。 <text:line-break/><text:line-break/>“從北大師姐那要來了書單，本打算回來後開始讀的。”但是現在，王心儀的讀書計劃被打斷。她沒想到，那篇為北大專項招生所寫的自述，會引起那麼大的反響。王心儀看上去有些疲憊，“最近幾天，每天都有記者來。” <text:line-break/><text:line-break/>說起讓她出名的那篇文章，“其實我本意並非單純感謝貧窮。”王心儀説，網上流傳的那篇“感謝貧窮”並不是全文，“那只是前半部分，是我對過去的一種告別。還有後半部分沒有刊發，那是我對未來大學生活的展望。” <text:line-break/><text:line-break/>她突然有些憤懣，“網上不少人説我賣慘，我真沒那個意思。” <text:line-break/><text:line-break/>她給記者看了文章最後的結尾，特意放大的字體寄予了她對北大生活的期待。 <text:line-break/><text:line-break/>“我希望能在那裏遇見更好的自己，結交更多的良師益友，認真學習文化知識，並將其運用到實踐中去……” <text:line-break/><text:line-break/>王心儀始終覺得，生活在變得更好，這次引來關注後，也有不少好心人直接給她寄來了生活用品和學習書籍，這讓她很感動。 <text:line-break/><text:line-break/>關于自己：不是寒門貴子 <text:line-break/><text:line-break/>無論如何，得償所願考進北大，是王心儀最開心的事。 <text:line-break/><text:line-break/>6月22日晚上，在收到通過北大專項招生通知和707分的高考成績後，她激動得徹夜難眠。 <text:line-break/><text:line-break/>收到錄取通知書當天，還在保定實習的她，讓弟弟把通知書拍了照片發給自己。 <text:line-break/><text:line-break/>“百余年來，這裏成長著中國幾代最優秀的學者，他們從這裏眺望世界，志向未來。”通知書封面上的這段話，擊中了她的心，她翻來覆去念了好幾遍。 <text:line-break/><text:line-break/>王心儀是個獨立的人，從小她就習慣于自主選擇，大學志願也是。 <text:line-break/><text:line-break/>四個月前高考百日誓師大會上，有人問她志願，她脫口而出：“北大中文係。” <text:line-break/><text:line-break/>相比眾人期許，她更相信自己心之所嚮。 <text:line-break/><text:line-break/>分數出來後，北大招生老師咨詢她的志向，理科生的她説出了中文系的名字，“招生老師愣了一下，問了句確定嗎，你可以再考慮下，我說確定”。 <text:line-break/><text:line-break/>王心儀是個好學的人。還未入學她就提前要來了書單。閒聊時，她拉著記者追問大學生活的一切，選課、社團、學生會等等。在新生群裏，她不太愛發言。“他們談的NBA啦，社團啦，我都不太了解。”但對所有聊起的新事物，她都充滿好奇。 <text:line-break/><text:line-break/>王心儀是個樂觀的人，就像她自己寫的：“幸福不是因為生活是完美的，而在于你能忽略那些不完美，並盡力擁抱自己所看到的美好與陽光。”對此，她身體力行。她會模倣記者的南方口音，然後止不住地大笑；去農作的路上，她輕聲哼著新學會的韓文歌曲；結束採訪，她換上常服，蹦跳著自嘲説：“這才是真正的我嘛。” <text:line-break/><text:line-break/>採訪中，王心儀的淳樸、樂觀，無時無刻不在感染著記者，她真正樂在其中。 <text:line-break/><text:line-break/>王心儀是個立體的人，對于外界給她貼上“寒門貴子”的標簽，她不太認同。“我覺得我很普通，只是做一些自己喜歡的事情。”更何況，一次高考能否衡量人的成功，她不確定。“難道高考以前，我就不優秀了？”説完，她自己也笑了起來。 <text:line-break/><text:line-break/>關于未來：想做個老師 <text:line-break/><text:line-break/>“其實相比過去，我更願意談談未來。”見面前，王心儀特意向記者強調。 <text:line-break/><text:line-break/>高考結束後，在物理老師的介紹下，她去了保定一家教育機構做暑期班輔導員。“一來賺點學費，二來終于可以過一把老師癮。”王心儀有自己的打算。 <text:line-break/><text:line-break/>她滔滔不絕地和我講起這短暫的教學生涯，講起自己怎麼和這群初三的孩子打成一片。“我有時會板起臉來，這樣他們吃完飯後，就會把桌子收拾幹凈。”“他們做對題目的時候，我會鼓勵他們。” <text:line-break/><text:line-break/>結營儀式上，孩子們在她的工作服上畫滿了圖案，這讓她感受到：“在那邊做的事，比寫一篇文章然後受到關注，要重要得多。”她説，這次經歷更加堅定了自己做老師的決心，“以後如果我做老師，會少布置些作業。” <text:line-break/><text:line-break/>未來，她也想去支教。“我知道有很多情況比我更糟的孩子，我希望能通過自身給他們傳達這樣的信息，只要努力，你可以看到外面更廣闊的世界。”(記者 俞任飛 文/攝) <text:line-break/><text:line-break/>===================== <text:line-break/>寒門女孩707分考上北大：感謝貧窮讓我變得強大 <text:line-break/><text:line-break/>https://goo.gl/Gm9Sk7 <text:line-break/><text:line-break/>靖像 2018-07-29 <text:line-break/><text:line-break/>2018年7月29日，因為一文“感謝貧窮”而備受全國網友關注的寒門女孩王心怡，婉拒了好心人的幫助，在接受採訪時表示，她盼望的是把這份感動與愛心傳遞下去，溫暖更多需要它們的人。“美好與光明雖會遲到，但終將到來！” <text:line-break/><text:line-break/>以707分的優異成績被北京大學錄取的王心怡出生在河北棗強縣棗強鎮新村。高考結束後，經高中物理老師介紹，王心怡在保定一家輔導機構當輔導員。當錄取通知書寄到家門口時，王心怡正隻身一人在外地打工。 <text:line-break/><text:line-break/>得知自己被北京大學錄取，王心怡讓媽媽把錄取通知書裏裏外外都拍下來發給她。“特別興奮，激動到失眠。”王心怡說。（供圖/王心怡） <text:line-break/><text:line-break/>王心怡家境貧寒，媽媽體弱多病，常年在家照顧患有高血壓、哮喘病，生活不能自理的姥爺。家中有兩個弟弟，大弟弟即將升入高三，小弟弟還沒有上小學。一家六口全靠家中的五畝地和爸爸外出做零活補貼家用。（供圖/王心怡） <text:line-break/><text:line-break/>但生活的艱辛並沒有影響到樂觀積極的王心怡。上學以來，王心儀在班裏一直名列前茅。獎狀、證書貼滿了牆壁。中考，王心怡以全縣第一的成績考入棗強中學。（供圖/王心怡） <text:line-break/><text:line-break/>高中三年，她一直穩居年級前三。熱愛各種競賽活動，王心怡還獲得了全國中學生基礎知識與創新能力大賽省級一等獎、全國中學生物理競賽省級二等獎，化學省級二等獎等。（供圖/王心怡） <text:line-break/><text:line-break/>在學校表現優異，在家裏也是爸媽的貼心幫手。從小學開始，王心儀就主動承擔家務，喂雞割草、採摘棉花、放羊……春耕時幫媽媽在田間犁地，她在前面拉，媽媽在後面推，深一腳，淺一腳，稚嫩的肩膀過早地幫父母一起扛起家庭的重擔。圖為王心怡的母親和弟弟。（供圖/王心怡） <text:line-break/><text:line-break/>王心怡每個月的生活費是平常孩子的一半，每次買飯她就買一些大白菜，捨不得吃點葷菜，雞蛋是成績提高後作為獎勵的加餐。可王心怡卻稱，這些年她的生活也很甜。“以中有足樂者，不知口體之奉不若人也。”探索新知的樂趣遠遠超過了汗水的苦與鹹。（供圖/王心怡） <text:line-break/><text:line-break/>班主任張秀英曾這樣評價王心怡：“她，樂觀開朗，視野開闊，格局很大，絕對不是傳統意義上只知道學習的學生。”的確，王心怡愛好畫畫，唱歌，演講，平時還會關注時事政治、閱讀外文書籍。雖然學的理科，但在填報志願時她選擇了北大中文系。她說，追隨自己喜歡的事情太重要了！（供圖/棗強中學） <text:line-break/><text:line-break/>很多人知道王心怡的故事後，提出要幫助她，但都被她拒絕了。“我們一家人省吃儉用，辛苦一點，也沒什麽，一家人只要平平安安在一起就是我最大的心願。還是去幫助比我們更需要幫助的人吧！” <text:line-break/><text:line-break/>“儘管貧窮刺傷了我的自尊，但仍想說：謝謝你！”王心怡曾在作文中寫道，“感謝貧窮，你讓我領悟到真正的快樂與滿足；感謝貧窮，你讓我堅信教育與知識的力量；感謝貧窮，你賦予我生生不息的希望與永不低頭的氣量。” <text:line-break/><text:line-break/>------河北青年報【靖像】版權作品 文/李夢穎 攝/王勇博</text:p>
      <text:p text:style-name="P1">Alex Wang   |  2018.08.12 11:46   |   <text:a xlink:type="simple" xlink:href="http://palinfo.habago.org/Entry?Command=Information_PrintForum&amp;iPage=63#FORUM36872"><text:span text:style-name="T1">#</text:span></text:a></text:p>
      <text:p text:style-name="P2">@秉叡 <text:line-break/><text:line-break/>我覺得你也不要太詫異。你會詫異，是因為你心底還多少存有利他主義的情懷。能夠比較公平的看待事物。 <text:line-break/><text:line-break/>你記住一句話就可以了：凡一切主義之爭，歸根結底都是利益之爭。 <text:line-break/><text:line-break/>https://goo.gl/o8Pk6w <text:line-break/><text:line-break/></text:p>
      <text:p text:style-name="P1">秉叡   |  2018.08.11 22:46   |   <text:a xlink:type="simple" xlink:href="http://palinfo.habago.org/Entry?Command=Information_PrintForum&amp;iPage=63#FORUM36871"><text:span text:style-name="T1">#</text:span></text:a></text:p>
      <text:p text:style-name="P3">不知道為何現在政府要如此要如此排斥中國史、畢竟現在的台灣人九成以上都來自大陸啊、我們的語言、文化、生活習慣就是中華文化啊。所以學習中國史才能知道自身的生活習俗是怎麼一回事啊 <text:line-break/><text:line-break/>小的時候閱讀和中國歷史相關的書籍，從來就沒有把它當作外國史來看待啊，為何現在網路上的與論都是強調中國史是外國史，不用學太多呢？ <text:line-break/>＝＝＝＝＝＝＝＝＝＝＝＝＝＝＝＝＝＝ <text:line-break/>高中歷史課綱明審議 中國史併入東亞史引發熱議 <text:line-break/>分享留言列印 <text:line-break/>A-A+ <text:line-break/>2018-08-09 23:43聯合報 記者陳宛茜、馮靖惠／台北報導 <text:line-break/><text:line-break/>十二年國教社會領域課綱草案明起三天由課審大會審議，其中高中歷史有多項重大變革。 ... <text:line-break/>十二年國教社會領域課綱草案明起三天由課審大會審議，其中高中歷史有多項重大變革。 記者杜建重／攝影 <text:line-break/>教育部課審大會明起三天審議十二年國教社會領域新課綱，其中高中歷史有多項重大變革，包括教學方式由編年史改為主題式，改變過去中國史、台灣史、世界史各自獨立的分界；並在某些主題用「東亞」的脈絡解讀，強調區域而非國別，引發「去中國化」的質疑，恐成為爭議焦點。 <text:line-break/><text:line-break/>揚棄用編年史 改採主題式 <text:line-break/>十二年國教社會領綱研修小組召集人張茂桂表示，這次普通型高中歷史課綱有許多不同以往的創新作法，包括揚棄用編年史、國別史的方式編教材，改採主題式、強調區域，也不再區分中國史、台灣史和世界史，讓三者有更多交集。因此，新課綱根本無從計算中國史、台灣史、世界史的比率，「請大家不要用過去的概念來看這份課綱」。 <text:line-break/><text:line-break/>外界質疑新課綱「去中國化」 <text:line-break/>在某些主題如「中國與東亞」、「人群的移動與交流」、「現代化的歷程」，這份課綱寫明從「東亞」的脈絡解讀歷史，引發外界「去中國化」的質疑。張茂桂說，這並非用東亞史取代中國史，而是鼓勵老師從區域的觀點看歷史。至於有學者質疑課綱上沒有夏商周，張茂桂解釋，這是因課綱的定義寬鬆、也不採編年史教學，因此不明列朝代，但老師可自行將夏商周融入主題式教學，或是高三的選修課程中。 <text:line-break/><text:line-break/>用東亞的觀點 看中國文化 <text:line-break/>中研院台灣史研究所研究員陳培豐表示，在廿一世紀的今天，已有很多混雜的歷史現象，如中國和越南、韓國產生很多交集，關係也更多元、複雜。他所做的研究也都是用東亞的觀點去看中國文化，如用東亞的架構看漢字、漢文等等，「觀點不一樣，可以看到更多元、複雜的東西」，且從中國起源的事實是不會變的。 <text:line-break/><text:line-break/>中國歷史 值得獨立成章 <text:line-break/>但中研院士黃一農認為，從歷史演變的過程來看中國對台灣的影響，「中國的歷史絕對值得獨立成章」。 <text:line-break/><text:line-break/>中研院副院長黃進興表示，用區域史取代國別史、主題研究代替編年，的確是十多年來史學的研究潮流。「各國文化總是互相交流、應該跨越國別」。他指出，當代學者研究中、日、韓等歷史，多放在「東亞」的脈絡來研究；而編年史也早已是非常老派的歷史研究方式。然而，這是學者級的研究趨勢，適不適宜高中生，他打個問號。 <text:line-break/><text:line-break/>高中學生 宜續讀編年史 <text:line-break/>彰化員林高中歷史老師王偲宇指出，用主題式取代編年史，一直是近年課綱走向。他曾問過編課綱的學者，學者多數認為，學生在國中時代已用編年的方式學歷史了，高中可換個方式讀歷史。但就第一線老師觀點，他認為台灣高中生的朝代時序觀念依然不足，如果高中歷史教學不再注重朝代時序，「學生的歷史邏輯不夠」，可能衍生更多問題。 <text:line-break/><text:line-break/>https://udn.com/news/story/12401/3300849?from=udn-catelistnews_ch2</text:p>
      <text:p text:style-name="P1">方在平   |  2018.08.10 08:47   |   <text:a xlink:type="simple" xlink:href="http://palinfo.habago.org/Entry?Command=Information_PrintForum&amp;iPage=63#FORUM36870"><text:span text:style-name="T1">#</text:span></text:a></text:p>
      <text:p text:style-name="P2">關於阿拉伯人姓名，提供一些資料供參考 <text:line-break/><text:line-break/>通常情況下阿拉伯人的姓名包括由本名+父名+祖父名構成，一般稱呼用本名+父名，比較重要的官方文件一般都需列出三輩名，即本名+父名+祖父名，三代的名字都要列出來。 <text:line-break/><text:line-break/>阿拉伯人同名的很多，用三輩名能很容易區別同名者，也能辨認出誰和誰有親屬關係。 <text:line-break/><text:line-break/>如Mohamed Ahmed Ismael <text:line-break/><text:line-break/>這裡 Mohamed 是本人的名字，Ahmed 是他父親的名字，Ismael是他爺爺的名字，這三個一起組合成這個人的正式（官方）名字。 <text:line-break/><text:line-break/>如果有個人叫 Mahmoud Ahmed Ismael 那這個人很有可能是他的兄弟，如果有人叫 Mohamed Sayed Ismael， 那這個人很有可能是他的堂兄弟。 <text:line-break/><text:line-break/>有需求的話，第四節是部落名或家族名 <text:line-break/>如沙烏地阿拉伯前國王費薩爾的姓名是：Faisal ibn Abdul Aziz ibn Abdul Rahman al Saud 譯為：費薩爾·伊本·阿卜杜勒·阿齊茲·伊本·阿卜杜勒·拉赫曼·沙特。其中費薩爾為本人名，阿卜杜勒·阿齊茲為父名，阿卜杜勒·拉赫曼為祖父名，沙特為地方。 <text:line-break/><text:line-break/>一般家族名都以冠詞Al開頭，Al的用法也有兩種，獨立成詞的Al一般指名門望族，如沙特家族Al Saud,小家族的用法一般是Al-Mohammadi這種形式；也有一類以Bin開頭，如本拉登家族，但是如果不瞭解文化背景的話，這很難判斷。 <text:line-break/><text:line-break/>對於阿拉伯基督徒，穆罕默德是不用的。他們很少或從來不使用如<text:span text:style-name="T3">مُحَمَّد</text:span>‎（Muḥammad）等與伊斯蘭教有深遠淵源的名字。他們通常使用阿拉伯語版本的基督教名，或源自希臘語、亞美尼亞語、或亞述/阿拉姆語的名字。在地中海東部，改編自法語和希臘語的名字也是常見的選擇，在摩洛哥，由西班牙語變化的名字也在較小程度上被使用。像讚揚耶穌、瑪利亞之類的名字則可以說是阿拉伯基督徒專屬的。而<text:span text:style-name="T3">عبد</text:span><text:s/><text:span text:style-name="T3">الله</text:span>‎（‘Abdullah）上帝僕人或<text:span text:style-name="T3">أمة</text:span><text:s/><text:span text:style-name="T3">الله</text:span>‎（Amatullah）在阿拉伯基督徒社群也是很常見的名字。 <text:line-break/><text:line-break/>另，維吾爾族人的買買提即是穆罕默德 </text:p>
      <text:p text:style-name="P1">陳真   |  2018.08.10 04:05   |   <text:a xlink:type="simple" xlink:href="http://palinfo.habago.org/Entry?Command=Information_PrintForum&amp;iPage=63#FORUM36869"><text:span text:style-name="T1">#</text:span></text:a></text:p>
      <text:p text:style-name="P3">多謝秉叡指出問題，已更改。但是： <text:line-break/><text:line-break/>1. 穆罕默德不是姓，是名。 <text:line-break/><text:line-break/>2. 還有，穆罕默德是個菜市場名字，很多人使用，不必然有宗教意涵。比方說英國、荷蘭、德國等等西方國家，男嬰取名最多者之一就是穆罕默德，但這並不代表他們全信奉回教。名字就只是個名字，就比方說我傾向於信仰上帝，卻有個回教徒常用的名字 Emir。 <text:line-break/><text:line-break/>3. 就翻譯名字而言，只要發音不要差太多，比方說"陳真" 別翻譯成 "Johnny Depp" 差那麼多，理應都稱不上是一種 "錯誤"。同理，自然也沒有所謂 "正確" 的譯法。 <text:line-break/><text:line-break/>4. 我相信，如果甘地知道有人把他的名字譯成穆罕默德，他絕不會抗議，說不定還會很高興。因為，他雖出身印度教家庭，卻什麼神都拜，或者說，他相信某種所謂同一性；簡單說，這個神和那個神不過同一，只是字眼名稱不同。甘地曾自稱是基督徒、天主教徒、回教徒...等等等，他對宗教的概念無一絲排它性，更非執著於字眼的基本教義派。 <text:line-break/><text:line-break/>5. 甘地不但不排斥回教，並且信仰可蘭經，經常表示印度教和回教是一體的，甚至支持主張伊斯蘭政教合一制的哈里發(Khalifah)運動，簡單說就是建立伊斯蘭國，藉以反抗英國殖民統治。ISIS就是要在全世界建立這樣一種回教王國。</text:p>
      <text:p text:style-name="P1">秉叡   |  2018.08.09 21:10   |   <text:a xlink:type="simple" xlink:href="http://palinfo.habago.org/Entry?Command=Information_PrintForum&amp;iPage=63#FORUM36868"><text:span text:style-name="T1">#</text:span></text:a></text:p>
      <text:p text:style-name="P2">巴勒網有篇文章的人名翻錯了 <text:line-break/>在（向前奮鬥：關於BDS緣起、目標與奮鬥的13個問答）這篇文章中， <text:line-break/><text:line-break/><text:line-break/><text:line-break/>歷史上還有其它很多著名前例：像是抗議英國議會不公平徵稅的波士頓茶黨，還有1955年美國蒙哥馬利公車抵制運動（之後引發馬丁路德金恩帶領民權運動），以及1930年穆罕默德．甘地的食鹽長征（成為公民不服從運動的起始，並影響了1947年印度獨立）等等。 <text:line-break/><text:line-break/>這些都是利用經濟壓力終結一個團體對另一個團體的宰制，BDS亦然。 <text:line-break/>＝＝＝＝＝＝＝＝＝＝＝＝＝＝＝＝＝＝＝＝＝＝＝ <text:line-break/>穆罕默德．甘地？人家是印度教徒，怎麼可能姓穆罕默德呢？正確的譯法應該是：莫罕達斯·卡拉姆昌德·甘地 <text:line-break/>英語：Mohandas Karamchand Gandhi 謝謝。 <text:line-break/></text:p>
      <text:p text:style-name="P1">陳真   |  2018.08.09 09:27   |   <text:a xlink:type="simple" xlink:href="http://palinfo.habago.org/Entry?Command=Information_PrintForum&amp;iPage=63#FORUM36867"><text:span text:style-name="T1">#</text:span></text:a></text:p>
      <text:p text:style-name="P3">同學，你貼什麼我忘了，回頭去看7月4日你貼的一篇無名氏留言，我看那個內容很外行，把中國講成無敵鐵金鋼，飛天鑽地，胡扯一通，例如什麼 "中国拥有世界最齐全的工业体系，拥世界第一的港口呑吐能力，中国又世界第一的制造业大国，经济总量世界第二，在金融上中国的实力也不凡，中国拥有虽还不能与西方比肩，但独立于西方的能源、货币和日臻完善的各种期货结算体系" 等等，這些全屬瞎掰騙小孩。我只是要說這樣而已，而不是說你不能貼。 <text:line-break/><text:line-break/>祖國經濟會不會垮了，人民幣會不會崩盤，我都還替它捏一把冷汗呢。 </text:p>
      <text:p text:style-name="P1">小余   |  2018.08.09 00:28   |   <text:a xlink:type="simple" xlink:href="http://palinfo.habago.org/Entry?Command=Information_PrintForum&amp;iPage=63#FORUM36866"><text:span text:style-name="T1">#</text:span></text:a></text:p>
      <text:p text:style-name="P2">關於中美貿易戰，前次引的文章遭版主等覺得太OVER，真是抱歉 <text:line-break/>無論如何，這是值得關心的問題 <text:line-break/>近來看到一個討論串，有興趣的可以看一下，包括大陸地區的網友 <text:line-break/>只是提供別人的思路 <text:line-break/>如果陳醫生覺得以後不要再轉貼這種也請告知 <text:line-break/>http://city.udn.com/3011/5833596?tpno=0&amp;;cate_no=0</text:p>
      <text:p text:style-name="P4"/>
      <text:p text:style-name="P1">陳真   |  2018.08.08 20:57   |   <text:a xlink:type="simple" xlink:href="http://palinfo.habago.org/Entry?Command=Information_PrintForum&amp;iPage=64#FORUM36865"><text:span text:style-name="T1">#</text:span></text:a></text:p>
      <text:p text:style-name="P2">白狼說得對，不要在乎政治鎮壓。但他說，"民進黨會被前仆後繼的人民給淹沒"，對此我就不那麼樂觀了。台灣人從來都不會為正義前仆後繼，而只會為利益爭先恐後。在這島上，沒有落井下石的，都可以算是聖人了還前仆後繼。 <text:line-break/><text:line-break/>過去那個可惡的國民黨並不是被一個正義的力量給打倒，而是被一個更加邪門貪婪的力量給取代。或者換個方式說，舊國民黨和舊民進黨裏頭最為貪婪齷齪的一群人，面對政治之巨大暴利，迅速集結在綠旗之下，共同組成現在這個極度貪婪無惡不作的人渣黨。 <text:line-break/><text:line-break/>我們應該體認一個基本事實就是：不管島內島外，政治就是鬥爭，對著敵人講道理是荒唐的。道理只能講給其他人聽，至於對待敵人，無非就是打擊。你也許不願如此，你也許還想跟對方講個理字，但你不能否認，你的敵人對你只有一種作法，就是不擇手段地把你消滅。 <text:line-break/><text:line-break/>現在這個國民黨或新黨或統促黨，其實與僵屍無異，被糟蹋成這樣，依然還在講理。敵我之間其實就是戰爭，跟敵人講道理是荒唐的。 <text:line-break/><text:line-break/>至於白狼張安樂先生，從黨外時期之江南命案開始，我就很尊敬他；雖不認同殺人，但他畢竟是條坦蕩蕩的漢子。我不知道他之所謂黑道背景究竟是幹了什麼違法之事，但就為人與大是大非上來看，我對張安樂以及已過世的陳啟禮滿懷敬意。 <text:line-break/><text:line-break/>統促黨曾有人邀我入黨，我不考慮，因為我覺得大是大非固然重要，但是，小是小非也一樣很重要。教父為人再好，黑幫依然不對。黨外時，檯面上很多所謂黨外人士或黨外前輩其實就很齷齪無恥，公私猥瑣，行不由徑，甚且不擇手段，但他們卻經常跟我說："消滅國民黨才是大是大非，做大事者不拘小節"。他們把貪污舞弊、賣官鬻爵、包娼包賭包工程，或是造謠撒謊抹黑等等等，全說是"小節"。 <text:line-break/><text:line-break/>我於是慢慢發現，這些朋友不是我的同志，我們志不同，道也不合。我其實不相信是非公義有大小。錯就是錯，對就是對；任何卑鄙的手段，都不可能因為目標的偉大而被美化。我不是說統促黨就是這樣，而是說，我基本上不認同黑道的存在。一個具有所謂大是大非的黑幫，依然是個黑幫。我們一般人的美好生活是建立在一堆小是小非之上，而不是僅僅生活在某個所謂大是大非裏頭。 <text:line-break/><text:line-break/>陳真 2018. 08. 08. <text:line-break/><text:line-break/>=============== <text:line-break/>統促黨遭搜索 張安樂：蔡英文嘴愛台灣其實愛台幣 <text:line-break/><text:line-break/>聯合新聞網 <text:line-break/><text:line-break/>2018年8月7日 <text:line-break/><text:line-break/>統促黨總裁張安樂中和住處今天遭檢調單位搜索，引發外界關注，搜索行動持續至下午1時許結束，他也發表了15分鐘左右聲明，對於政治獻金問題，他直說「太可惡了」，更痛批蔡英文、賴清德等人嘴上說愛台灣，其實是愛台幣。 <text:line-break/><text:line-break/>張安樂表示，兩岸關係要和平或戰爭，決定權在台灣，但現在台灣的政治人物把台灣推向戰爭的深淵，如果真的走到這一步，被推上第一線的是年輕人，政治人物跑得跑、逃得逃。 <text:line-break/><text:line-break/>=============== <text:line-break/>批統促黨用中資拉攏國人 時力促修法管制 <text:line-break/><text:line-break/>2018/08/07 <text:line-break/><text:line-break/>白狼張安樂催生的統促黨，黨綱挑明就是要兩岸統一。一方面在台灣街頭抗爭，一方面也透過中國金流拉攏台灣民心。立委徐永明呼籲，應該加速修法，管制這些對台灣民主構成威脅的敵對團體。 <text:line-break/><text:line-break/>統促黨一方面效忠中國，一方面也頻頻出現在台灣各大陳抗活動製造紛亂，2個月前，美國在台協會AIT落成，統促黨主席白狼張安樂，帶領大批人馬在場外抗議；4年前的318學運，白狼張安樂甚至登上戰車激動開講。 <text:line-break/><text:line-break/>立委徐永明說：「像這樣的力量，因為它資源非常豐富，可是它的政治目的，其實是對台灣民主，或對台灣主權是不利的，是不是在修法的過程，更明確界定比如說，敵對勢力跟敵對團體，對我們的影響，提高它的罰責，搞不好這才能更有效的嚇阻。」 <text:line-break/><text:line-break/>面對中國利用各種手法滲透台灣，時力呼籲蔡政府，必得拿出強勢作為，不讓敵對勢力坐大。 <text:line-break/><text:line-break/>（民視新聞／綜合報導） <text:line-break/>================ <text:line-break/>疑收受中國共產黨資金 統促黨、白狼住處遭北檢搜索 <text:line-break/><text:line-break/>上報快訊／趙翊妏 <text:line-break/><text:line-break/>2018年8月7日 <text:line-break/><text:line-break/>統促黨疑似收受中國共產黨資金，從事組織犯罪，涉嫌違反《政治獻金法》、《國安法》及《組織犯罪條例》，統促黨黨部、總裁「白狼」張安樂住處7日遭北檢搜索。張安樂表示，統促黨有收受來自中國的資金，但否認是來自中共。 <text:line-break/><text:line-break/>檢調在7日早上7點左右前往張安樂住處及其兒子張偉經營的旅行社搜索，旅行社約在12點搜索完畢，張偉的妻子則被帶往台北市調處進行調查，檢調則在下午1點左右離開張安樂住處。 <text:line-break/><text:line-break/>統促黨黨部則在上午遭搜查，下午1點30分左右，市調處人員離開黨部，共扣查13箱電腦主機、各式文件，統促黨秘書長唐警生也被帶回市調處調查。 <text:line-break/><text:line-break/>據了解，由於檢調擔心張安樂有串證、滅證之虞，已扣查張安樂的手機，並在現場進行監控，檢調也預計稍晚將張安樂送往台北地檢署複訊。 <text:line-break/><text:line-break/>北檢2017年9月成立專案小組，發現統促黨近年個人捐贈收入234萬、匿名捐款收入9萬元，政治獻金收入也僅有244多萬元，其餘收入皆掛零，也無政黨補助金，資源應難以配合統促黨頻繁動員的人力。 <text:line-break/><text:line-break/>因此，檢方不排除中國以做生意為幌子，將資源給張安樂在中國的公司，因此密切追查相關金流的流向。 <text:line-break/>=================== <text:line-break/><text:line-break/>檢調搜統促黨查中資　白狼：我從對岸賺來的 <text:line-break/><text:line-break/>2018/08/07 <text:line-break/><text:line-break/>（更新：新增動新聞、影片、照片、案情） <text:line-break/><text:line-break/>位於台北市中山區的中華統一促進黨，今天上午8時許，檢調單位出動大批人力，前往統促黨部進行搜索以及張安樂、張瑋住處搜索。 <text:line-break/><text:line-break/>統促黨總裁張安樂在住家遭搜索完畢後，隨即驅車前往黨部說明該黨立場，他聲明中左批民進黨政府、右打台獨將致台灣毀滅，針對今早的搜索行動，他痛斥民進黨政府「為什麼不去查陳幸妤曾說過的『民進黨誰沒拿過我爸爸的錢』、不去查陳其邁、蘇貞昌、謝長廷跟陳菊？」他認為民進黨政府利用調查局當打手，「民進黨的作法根本是自掘墳墓！會拿台灣人民陪葬！」 <text:line-break/><text:line-break/>今午記者詢問張安樂，統促黨營運及選舉是否有中資介入時，他表示，「我是中國人，當然是中資！」強調自己在大陸的公司、工廠有賺錢，挪來台灣使用，「但是有沒有共產黨的資金，沒有！也沒有來自北京政府！」 <text:line-break/><text:line-break/>張安樂指出，今早檢調至他住處搜索，帶走他的平板電腦、旅行社資料、存摺、筆記本跟部分名片，並要他9日到庭說明，他則再三強調，「不在乎被政治打壓，一句話，民進黨會被前仆後繼的人民淹沒！」（突發中心／台北報導）</text:p>
      <text:p text:style-name="P1">陳真   |  2018.08.06 17:25   |   <text:a xlink:type="simple" xlink:href="http://palinfo.habago.org/Entry?Command=Information_PrintForum&amp;iPage=64#FORUM36863"><text:span text:style-name="T1">#</text:span></text:a></text:p>
      <text:p text:style-name="P3">STIGLITZ 這文章大約是說： <text:line-break/><text:line-break/>1. 美國的經濟問題是自己造成，別牽拖中國。 <text:line-break/><text:line-break/>2. 所謂降低中美貿易逆差，此升彼降，挖東牆補西牆，意義不大；從中國降的，自然會再從其它國家給升回來，若再加上人民幣貶值，更是白忙一場，但卻可讓川普對內宣稱自己的功勞，解決了一個他自己製造出來的問題。 <text:line-break/><text:line-break/>3. 中國已經多次示弱，但川普仍不買單。但是，大多數美國人並不支持中美貿易戰，因此戰爭也將很難持續，奉勸川普儘早見好就收。 <text:line-break/><text:line-break/>4. 中美貿易戰傷害了全球的經濟秩序與信任。 <text:line-break/><text:line-break/>5. 中美貿易戰只會促使中國更具有決心往 "2025中國製造" 的目標邁進，掌握關鍵技術，才不會任人宰割。 <text:line-break/><text:line-break/>6. 川普真是個腦殘王八蛋，無事惹事。(這句話是我的讀後心得) <text:line-break/><text:line-break/>陳真 2018. 08. 06. <text:line-break/><text:line-break/>=========== <text:line-break/>The US is at Risk of Losing a Trade War with China <text:line-break/><text:line-break/>Jul 30, 2018 JOSEPH E. STIGLITZ <text:line-break/><text:line-break/>https://goo.gl/vzozie <text:line-break/><text:line-break/>The “best” outcome of President Donald Trump’s narrow focus on the US trade deficit with China would be improvement in the bilateral balance, matched by an increase of an equal amount in the deficit with some other country (or countries). In fact, significantly reducing the bilateral trade deficit will prove difficult. <text:line-break/><text:line-break/>NEW YORK – What was at first a trade skirmish – with US President Donald Trump imposing tariffs on steel and aluminum – appears to be quickly morphing into a full-scale trade war with China. If the truce agreed by Europe and the US holds, the US will be doing battle mainly with China, rather than the world (of course, the trade conflict with Canada and Mexico will continue to simmer, given US demands that neither country can or should accept). <text:line-break/><text:line-break/>THE US IS AT RISK OF LOSING A TRADE WAR WITH CHINA <text:line-break/><text:line-break/>Jul 30, 2018 JOSEPH E. STIGLITZ says it’s the wrong battle, fought by incompetent generals, and lacks the public support required to win. <text:line-break/><text:line-break/>Beyond the true, but by now platitudinous, assertion that everyone will lose, what can we say about the possible outcomes of Trump’s trade war? <text:line-break/><text:line-break/>First, macroeconomics always prevails: if the United States’ domestic investment continues to exceed its savings, it will have to import capital and have a large trade deficit. Worse, because of the tax cuts enacted at the end of last year, the US fiscal deficit is reaching new records – recently projected to exceed $1 trillion by 2020 – which means that the trade deficit almost surely will increase, whatever the outcome of the trade war. The only way that won’t happen is if Trump leads the US into a recession, with incomes declining so much that investment and imports plummet. <text:line-break/><text:line-break/>The “best” outcome of Trump’s narrow focus on the trade deficit with China would be improvement in the bilateral balance, matched by an increase of an equal amount in the deficit with some other country (or countries). The US might sell more natural gas to China and buy fewer washing machines; but it will sell less natural gas to other countries and buy washing machines or something else from Thailand or another country that has avoided the irascible Trump’s wrath. But, because the US interfered with the market, it will be paying more for its imports and getting less for its exports than otherwise would have been the case. In short, the best outcome means that the US will be worse off than it is today.9 <text:line-break/><text:line-break/>The US has a problem, but it’s not with China. It’s at home: America has been saving too little. Trump, like so many of his compatriots, is immensely shortsighted. If he had a whit of understanding of economics and a long-term vision, he would have done what he could to increase national savings. That would have reduced the multilateral trade deficit. <text:line-break/><text:line-break/>There are obvious quick fixes: China could buy more American oil and then sell it on to others. This would not make an iota of difference, beyond perhaps a slight increase in transaction costs. But Trump could trumpet that he had eliminated the bilateral trade deficit. <text:line-break/><text:line-break/>In fact, significantly reducing the bilateral trade deficit in a meaningful way will prove difficult. As demand for Chinese goods decreases, the renminbi’s exchange rate will weaken – even without any government intervention. This will partly offset the effect of US tariffs; at the same time, it will increase China’s competitiveness with other countries—and this will be true even if China doesn’t use other instruments in its possession, like wage and price controls, or push strongly for productivity increases. China’s overall trade balance, like that of the US, is determined by its macroeconomics. <text:line-break/><text:line-break/>If China intervenes more actively and retaliates more aggressively, the change in the US-China trade balance could be even smaller. The relative pain each will inflict on the other is difficult to ascertain. China has more control of its economy, and has wanted to shift toward a growth model based on domestic demand rather than investment and exports. The US is simply helping China do what it has already been trying to do. On the other hand, US actions come at a time when China is trying to manage excess leverage and excess capacity; at least in some sectors, the US will make these tasks all the more difficult. <text:line-break/><text:line-break/>This much is clear: if Trump’s objective is to stop China from pursuing its “Made in China 2025” policy – adopted in 2015 to further its 40-year goal of narrowing the income gap between China and the advanced countries – he will almost surely fail. On the contrary, Trump’s actions will only strengthen Chinese leaders’ resolve to boost innovation and achieve technological supremacy, as they realize that they can’t rely on others, and that the US is actively hostile. <text:line-break/><text:line-break/>If a country enters a war, trade or otherwise, it should be sure that good generals – with clearly defined objectives, a viable strategy, and popular support – are in charge. It is here that the differences between China and the US appear so great. No country could have a more unqualified economic team than Trump’s, and a majority of Americans are not behind the trade war. <text:line-break/><text:line-break/>Public support will wane even further as Americans realize that they lose doubly from this war: jobs will disappear, not only because of China’s retaliatory measures, but also because US tariffs increase the price of US exports and make them less competitive; and the prices of the goods they buy will rise. This may force the dollar’s exchange rate to fall, increasing inflation in the US even more – giving rise to still more opposition. The Fed is likely then to raise interest rates, leading to weaker investment and growth and more unemployment. <text:line-break/><text:line-break/>Trump has shown how he responds when his lies are exposed or his policies are failing: he doubles down. China has repeatedly offered face-saving ways for Trump to leave the battlefield and declare victory. But he refuses to take them up. Perhaps hope can be found in three of his other traits: his focus on appearance over substance, his unpredictability, and his love of “big man” politics. Perhaps in a grand meeting with President Xi Jinping, he can declare the problem solved, with some minor adjustments of tariffs here and there, and some new gesture toward market opening that China had already planned to announce, and everyone can go home happy. <text:line-break/><text:line-break/>In this scenario, Trump will have “solved,” imperfectly, a problem that he created. But the world following his foolish trade war will still be different: more uncertain, less confident in the international rule of law, and with harder borders. Trump has changed the world, permanently, for the worse. Even with the best possible outcomes, the only winner is Trump – with his outsize ego pumped up just a little more.8 <text:line-break/><text:line-break/>Joseph E. Stiglitz, a Nobel laureate in economics, is University Professor at Columbia University and Chief Economist at the Roosevelt Institute. His most recent book is Globalization and Its Discontents Revisited: Anti-Globalization in the Era of Trump.</text:p>
      <text:p text:style-name="P1">陳真   |  2018.08.05 23:59   |   <text:a xlink:type="simple" xlink:href="http://palinfo.habago.org/Entry?Command=Information_PrintForum&amp;iPage=64#FORUM36862"><text:span text:style-name="T1">#</text:span></text:a></text:p>
      <text:p text:style-name="P2">江宜樺是個一流學者，是一個正直的人，不管如何改朝換代，始終一以貫之。所謂虎落平陽被犬欺就是這樣。 <text:line-break/><text:line-break/>這年頭，人事物之嘴臉與荒唐離譜，實在非常難看，不堪入目，難以置信；人渣當道，馬文才橫行。 <text:line-break/><text:line-break/>黨外時代，我以為人性的底大概就是那樣了，難道還能更醜陋？真沒想到來到這綠油油的年代，居然又再開了一番眼界。許多時候，我很懷疑人性的卑劣窩囊醜陋與荒唐，或許真是深不見底。若有人覺得我言過其實，那是因為你不明白我所看見的。殺人放火 "本身" 並不可怕，可怕齷齪窩囊與荒唐的，從來不是負面行為的表面，而是或正面或負面之各種行為的真正意涵。 <text:line-break/><text:line-break/>最近常有不如歸去的衝動，很想換工作，原因無它，就因為這樣一個告示牌。在我所工作的醫院四周圍，最近到處能看見一個由院方所懸掛的告示牌，上頭居然寫著： <text:line-break/><text:line-break/>"禁止餵食流浪狗，若被查獲，將依廢棄物管理法罰款六千元"。 <text:line-break/><text:line-break/>這種告示之內容自然十分荒唐幼稚且可笑。但你敢如何？你敢嗎？如果你想加害於這些狗，害牠們被人殺害或抓走，那你大可為此向院方大張旗鼓，鳴鼓而攻之。 <text:line-break/><text:line-break/>我不明白廢棄物管理辦法，但我用肚臍想也知道，什麼時候餵流浪狗吃東西是違法的？但是，重點並不在於這個告示之幼稚可笑，重點在於：人原來是可以這樣活著的；生命的痛苦，在他人眼中，其實往往不值一個屁。別人如此，你我或許也好不了多少，於是許多時候，我對自己的存在感到很厭倦。 <text:line-break/><text:line-break/>陳真 2018. 08. 05. <text:line-break/>============ <text:line-break/>江宜樺任教中正大學引起反彈 校方：聘任案沒問題 <text:line-break/><text:line-break/>2018年8月4日 <text:line-break/><text:line-break/>前行政院長江宜樺新學期將到國立中正大學授課，引起部分學生與校友在臉書連署抵制；中正大學主任秘書王安祥今天表示，聘任程序沒問題，且校方不會介入個別師資聘任案。 <text:line-break/><text:line-break/>（中央社／資料照） <text:line-break/><text:line-break/>江宜樺新學期將在中正大學戰略暨國際事務研究所任專任教授，但這項聘任案引起部分學生與校友不滿，在社群網站臉書（facebook）發起「反對江宜樺先生到中正大學任教」的連署。 <text:line-break/><text:line-break/>連署內容提及，考量江宜樺先前任行政院長的種種爭議作為，實不足以在台灣擔任教職，恐有誤人子弟之嫌，呼籲關心學術程序與權益的人都抵制江宜樺任職案。 <text:line-break/><text:line-break/>連署內容也提及，校方為讓江宜樺到中正大學任職，特設「國立中正大學紫荊講座教授及特聘教授設置要點」，以繞過既有聘用辦法，以政治酬庸讓江宜樺無需授課也可享優渥津貼，令人不得不懷疑這是「江宜樺條款」。 <text:line-break/><text:line-break/>中正大學政治系副教授陳尚志也在臉書貼文表示，校方不能量身訂做「國立中正大學紫荊講座教授及特聘教授設置要點」，讓江宜樺享特權，且要查清楚江宜樺兼職問題。江宜樺進中正大學後，本職為戰國所專任教授，但江宜樺同時擔任某基金會董事長，這兼職是無給職還是有給職？ <text:line-break/><text:line-break/>王安祥受訪說，戰國所一直存在師資不足問題，曾被教育部扣除研究生名額，聘任江宜樺是屬於競爭型員額招募，經推薦由審議小組審查資格，再透過校方三級教師評審委員會審議通過，聘任過程完全按正常程序。 <text:line-break/><text:line-break/>至於「國立中正大學紫荊講座教授及特聘教授設置要點」，王安祥說，講座經費是由企業贊助，校方還在審議階段，尚未通過，無關江宜樺聘任案。 <text:line-break/><text:line-break/>王安祥表示，江宜樺聘任案完全按正常程序進行，且校方原則上不會介入個別師資聘任案。</text:p>
      <text:p text:style-name="P1">王修亮   |  2018.08.04 21:01   |   <text:a xlink:type="simple" xlink:href="http://palinfo.habago.org/Entry?Command=Information_PrintForum&amp;iPage=64#FORUM36861"><text:span text:style-name="T1">#</text:span></text:a></text:p>
      <text:p text:style-name="P3">教書三十年，從北海邊陲到沒落的都市角隅，生性嚴謹，每一位新生家訪必定切身親臨的我，每一學期必定與家長晤談的我，無可奈何的碰觸著各種家庭與孩子的故事。 <text:line-break/>貪婪與侵犯，偷竊與謊言，酒醉及恐嚇，家暴與亂倫，毒品與刀刃……… <text:line-break/>我帶過學生去驗傷、驗孕。 <text:line-break/>也帶過學生住在自己家裡，避免他繼續被傷害。 <text:line-break/>當然我自己和合作的同事也被各種威脅過。 <text:line-break/><text:line-break/>我深知教師理當負責的事務，以及無能也無權介入的灰暗。 <text:line-break/><text:line-break/>遇到過自以為是作家的同儕，以學生的隱私誇張著自己的文筆，甚至將學校發生過的強暴案件，在半年不到的時間，迅速的將需要保護隱瞞的案情，編輯為自己校園小說新書裡的情節。 <text:line-break/>我暴怒的公開厲聲斥責：作為一位教師，這就是無恥！ <text:line-break/>作為教育工作者，我們當然有權販賣專業技能，但是，承受家長與孩子絕對的信任，心靈的信任，我們是可以販賣心靈與信任的嗎？ <text:line-break/><text:line-break/>第一次看到這本書，感受到的是同樣的憤怒。 <text:line-break/>你的孩子不是你的孩子！ <text:line-break/><text:line-break/>寫一本虛擬的小說，怎樣的情節取材都是作者的自由與權力。 <text:line-break/>做為一位教師可以寫出學生的隱私嗎？還標榜著「真實事件」！ <text:line-break/>家庭教師不就是教師嗎？還是更親密的私屬教師！不是同樣承受著心靈的信任嗎？否則這一切的心聲，你從何而知？ <text:line-break/>教育工作者該做的，是盡己所能的彌補孩子的心靈，還是販賣他的心靈？應該想盡辦法修補孩子與家長的裂痕，還是更加撕扯這樣的裂痕？ <text:line-break/>誰能憑藉一己的主觀來判斷親子之間的愛與錯誤？ <text:line-break/><text:line-break/>所謂的真實案件，不是應該只存在心理輔導中心私密的檔案夾裡面嗎？不是只能在以協助與救助的目的下，心疼又理性的討論嗎？誰有權利將親子之間的真實轉化為眾所周知的紀錄與影視？ <text:line-break/><text:line-break/>而社會的推波助瀾，是真的因為「愛與同情」，還是只為了證實「我比這種父母更優秀更懂得愛我的孩子都教得很好我很開放開明」，甚至是見獵心喜的「窺視心態」？ <text:line-break/>販賣！購買！ <text:line-break/>愛與同情的販賣與購買！ <text:line-break/>愛與同情的窺視！ <text:line-break/><text:line-break/>我努力寫課堂上的實務教學，我從不寫學生的家庭故事，我販賣教育的概念、知識與技能，我從不販賣自我與孩子的心靈。 <text:line-break/>至今深夜思及許多孩子與家長悲傷的故事，仍然歷歷在目，如無主的飛絮飄零於夢裡風裡，令我懷想、心碎，無從補救，無從期待，惘然嘆息。 <text:line-break/>那是我最深層的心痛與心愛，我的惻隱，我的是非，我所以被稱為「人」的根本所在。 <text:line-break/>沒有這樣的痛與愛，連作為一個人都不足，何況為師。 <text:line-break/>這位作者，期待與缺乏的是甚麼？ <text:line-break/>商人推動的又是甚麼？ <text:line-break/><text:line-break/>當社會每每掀起一個望似驚天的浪濤時，掀起一個貌似清心化濁的浪濤時，或許，作為一個人，一位教師，一個家長，我們都該返身自省，找尋深層的根基之處，對照一下初始之心。</text:p>
      <text:p text:style-name="P1">葉小慧   |  2018.08.01 22:51   |   <text:a xlink:type="simple" xlink:href="http://palinfo.habago.org/Entry?Command=Information_PrintForum&amp;iPage=64#FORUM36860"><text:span text:style-name="T1">#</text:span></text:a></text:p>
      <text:p text:style-name="P2">贊成先維持師大的站樁。</text:p>
      <text:p text:style-name="P1">陳真   |  2018.08.01 21:00   |   <text:a xlink:type="simple" xlink:href="http://palinfo.habago.org/Entry?Command=Information_PrintForum&amp;iPage=64#FORUM36859"><text:span text:style-name="T1">#</text:span></text:a></text:p>
      <text:p text:style-name="P3">Freedom Flotilla 最新的 twitter 說，Dr. Swee Ang 已獲釋並回到倫敦(她是英國籍)。 <text:line-break/><text:line-break/>有個考量是這樣： <text:line-break/><text:line-break/>站樁基本上是一種宣傳，因此應該找人多的地方站，而抗爭卻具有針對性，針對特定事件或議題。以色列駐台辦事處過往行人稀少，若去該處靜站，自然是必須具有抗議性而非宣傳，主要是針對加薩武力鎮壓的事以及自由艦隊被攔截、綁架、毆打與非法囚禁這兩件事。 <text:line-break/><text:line-break/>但我認為，抗議應該有個明確訴求，例如釋放誰，或是停止攻擊等等，同時也要事先有個比較明確的說法，例如何種狀況下停止抗議，還是說我們以後就都要在以色列辦事處門口站樁？ <text:line-break/><text:line-break/>另外就是抗議的程度，是要刻意以身試法(集遊法)？還是避免違法？比方說，維持一至兩人在辦事處門口(禁制區)站樁，其他人則退到禁制區外？這樣理論上就不會有法律問題(三人以上才是集遊法的規範對象)。 <text:line-break/><text:line-break/>我自己的想法是：女醫生和導演應該已經獲釋，至於加薩鎮壓似乎也已慢慢趨緩，好像沒必要在事件的尾聲才跑去抗議。因此，我是比較傾向在師大路老地方站。不知大家意下如何？ <text:line-break/><text:line-break/>陳真</text:p>
      <text:p text:style-name="P1">陳真   |  2018.08.01 20:42   |   <text:a xlink:type="simple" xlink:href="http://palinfo.habago.org/Entry?Command=Information_PrintForum&amp;iPage=64#FORUM36858"><text:span text:style-name="T1">#</text:span></text:a></text:p>
      <text:p text:style-name="P2">Israel minister: We are not interested in a humanitarian crisis in Gaza <text:line-break/><text:line-break/>August 1, 2018 <text:line-break/>MIDDLE EAST MONITOR <text:line-break/><text:line-break/>Israeli Energy Minister Yuval Steinitz has said that Tel Aviv is working to obtain a long-term arrangement in the Gaza Strip, noting this is being arranged in cooperation with Egypt and the UN, Quds Press reported yesterday. <text:line-break/><text:line-break/>Steinitz told the Israeli newspaper Yedioth Ahronoth that this issue had been on the table for a couple of months. <text:line-break/><text:line-break/>“We support absolute calm and we are ready to study economic and humanitarian measures to be implemented [in Gaza],” he said. “We are not interested in a humanitarian crisis in Gaza,” he added. <text:line-break/><text:line-break/>“This will allow us to be free to deal with important questions such as the Iranian and Syrian iss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